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3"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4"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5"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6"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10pt" fo:font-style="italic" style:text-underline-style="none" officeooo:rsid="0010b97d" officeooo:paragraph-rsid="0010b97d" style:font-size-asian="10pt" style:font-style-asian="italic" style:font-size-complex="10pt" style:font-style-complex="italic"/>
    </style:style>
    <style:style style:name="P23" style:family="paragraph" style:parent-style-name="Standard">
      <style:paragraph-properties fo:text-align="justify" style:justify-single-word="false"/>
      <style:text-properties style:font-name="Times New Roman" fo:font-size="10pt" fo:font-style="italic" style:text-underline-style="none" officeooo:rsid="00125bf4" officeooo:paragraph-rsid="00125bf4" style:font-size-asian="10pt" style:font-style-asian="italic" style:font-size-complex="10pt" style:font-style-complex="italic"/>
    </style:style>
    <style:style style:name="P24" style:family="paragraph" style:parent-style-name="Standard">
      <style:paragraph-properties fo:text-align="justify" style:justify-single-word="false"/>
      <style:text-properties style:font-name="Times New Roman" fo:font-size="10pt" fo:font-style="italic" style:text-underline-style="none" officeooo:rsid="00151960" officeooo:paragraph-rsid="00151960" style:font-size-asian="10pt" style:font-style-asian="italic" style:font-size-complex="10pt" style:font-style-complex="italic"/>
    </style:style>
    <style:style style:name="P25" style:family="paragraph" style:parent-style-name="Standard">
      <style:paragraph-properties fo:text-align="justify" style:justify-single-word="false"/>
      <style:text-properties style:font-name="Times New Roman" fo:font-size="10pt" fo:font-style="italic" style:text-underline-style="none" officeooo:rsid="0015c582" officeooo:paragraph-rsid="0015c582" style:font-size-asian="10pt" style:font-style-asian="italic" style:font-size-complex="10pt" style:font-style-complex="italic"/>
    </style:style>
    <style:style style:name="P26" style:family="paragraph" style:parent-style-name="Standard">
      <style:paragraph-properties fo:text-align="justify" style:justify-single-word="false"/>
      <style:text-properties style:font-name="Times New Roman" fo:font-size="10pt" fo:font-style="italic" style:text-underline-style="none" officeooo:rsid="001a75d5" officeooo:paragraph-rsid="001a75d5" style:font-size-asian="10pt" style:font-style-asian="italic" style:font-size-complex="10pt" style:font-style-complex="italic"/>
    </style:style>
    <style:style style:name="P27" style:family="paragraph" style:parent-style-name="Standard">
      <style:paragraph-properties fo:text-align="justify" style:justify-single-word="false"/>
      <style:text-properties style:font-name="Times New Roman" fo:font-size="10pt" fo:font-style="italic" style:text-underline-style="none" officeooo:rsid="001b27b2" officeooo:paragraph-rsid="001b27b2" style:font-size-asian="10pt" style:font-style-asian="italic" style:font-size-complex="10pt" style:font-style-complex="italic"/>
    </style:style>
    <style:style style:name="P28" style:family="paragraph" style:parent-style-name="Standard">
      <style:paragraph-properties fo:text-align="justify" style:justify-single-word="false"/>
      <style:text-properties fo:font-variant="normal" fo:text-transform="none" style:font-name="Times New Roman" fo:font-size="10pt" fo:font-style="italic" style:text-underline-style="none" officeooo:rsid="0010b97d" officeooo:paragraph-rsid="0010b97d" fo:background-color="transparent" style:font-size-asian="10pt" style:font-style-asian="italic" style:font-size-complex="10pt" style:font-style-complex="italic"/>
    </style:style>
    <style:style style:name="P29" style:family="paragraph" style:parent-style-name="Standard">
      <style:paragraph-properties fo:text-align="justify" style:justify-single-word="false"/>
      <style:text-properties style:use-window-font-color="true" style:font-name="Times New Roman" fo:font-size="9pt" fo:font-style="normal" style:text-underline-style="none" fo:font-weight="normal" officeooo:rsid="0064f688" officeooo:paragraph-rsid="0064f688" style:font-size-asian="9pt" style:font-style-asian="normal" style:font-weight-asian="normal" style:font-size-complex="9pt" style:font-style-complex="normal" style:font-weight-complex="normal"/>
    </style:style>
    <style:style style:name="P30" style:family="paragraph" style:parent-style-name="Standard">
      <style:paragraph-properties fo:text-align="justify" style:justify-single-word="false"/>
      <style:text-properties style:use-window-font-color="true" style:font-name="Times New Roman" fo:font-size="10pt" fo:font-style="italic" style:text-underline-style="none" officeooo:rsid="001dc2bf" officeooo:paragraph-rsid="001dc2bf"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style:use-window-font-color="true" style:font-name="Times New Roman" fo:font-size="10pt" fo:font-style="italic" style:text-underline-style="none" officeooo:rsid="002259f5" officeooo:paragraph-rsid="002259f5" style:font-size-asian="10pt" style:font-style-asian="italic" style:font-size-complex="10pt" style:font-style-complex="italic"/>
    </style:style>
    <style:style style:name="P32" style:family="paragraph" style:parent-style-name="Standard">
      <style:paragraph-properties fo:text-align="justify" style:justify-single-word="false"/>
      <style:text-properties style:use-window-font-color="true" style:font-name="Times New Roman" fo:font-size="10pt" fo:font-style="italic" style:text-underline-style="none" officeooo:rsid="0022b577" officeooo:paragraph-rsid="0022b577" style:font-size-asian="10pt" style:font-style-asian="italic" style:font-size-complex="10pt" style:font-style-complex="italic"/>
    </style:style>
    <style:style style:name="P33" style:family="paragraph" style:parent-style-name="Standard">
      <style:paragraph-properties fo:text-align="justify" style:justify-single-word="false"/>
      <style:text-properties style:use-window-font-color="true" style:font-name="Times New Roman" fo:font-size="10pt" fo:font-style="italic" style:text-underline-style="none" officeooo:rsid="00254645" officeooo:paragraph-rsid="00254645" style:font-size-asian="10pt" style:font-style-asian="italic" style:font-size-complex="10pt" style:font-style-complex="italic"/>
    </style:style>
    <style:style style:name="P34" style:family="paragraph" style:parent-style-name="Standard">
      <style:paragraph-properties fo:text-align="justify" style:justify-single-word="false"/>
      <style:text-properties style:use-window-font-color="true" style:font-name="Times New Roman" fo:font-size="10pt" fo:font-style="italic" style:text-underline-style="none" officeooo:rsid="0025472d" officeooo:paragraph-rsid="0025472d" style:font-size-asian="10pt" style:font-style-asian="italic" style:font-size-complex="10pt" style:font-style-complex="italic"/>
    </style:style>
    <style:style style:name="P35"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7395f" officeooo:paragraph-rsid="0027395f"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83d6b" officeooo:paragraph-rsid="00283d6b"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a72c3" officeooo:paragraph-rsid="002a72c3"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e5bb3" officeooo:paragraph-rsid="002e5bb3"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ea774" officeooo:paragraph-rsid="002ea774"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1bc4a" officeooo:paragraph-rsid="0031bc4a"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2d961" officeooo:paragraph-rsid="0032d961"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6ea5e" officeooo:paragraph-rsid="0036ea5e"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897c6" officeooo:paragraph-rsid="003897c6"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a40f8" officeooo:paragraph-rsid="003a40f8"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2df84" officeooo:paragraph-rsid="0042df84"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9b1ba" officeooo:paragraph-rsid="0049b1ba"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baf1d" officeooo:paragraph-rsid="004baf1d" style:font-size-asian="10pt" style:font-style-asian="italic" style:font-weight-asian="normal" style:font-size-complex="10pt" style:font-style-complex="italic" style:font-weight-complex="normal"/>
    </style:style>
    <style:style style:name="P48"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49"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5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5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5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5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5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56" style:family="paragraph" style:parent-style-name="Standard">
      <style:paragraph-properties fo:text-align="justify" style:justify-single-word="false"/>
      <style:text-properties fo:color="#000000" style:font-name="Times New Roman" fo:font-size="10pt" fo:font-style="italic" style:text-underline-style="none" fo:font-weight="normal" officeooo:rsid="004baf1d" officeooo:paragraph-rsid="004baf1d" style:font-size-asian="10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color="#000000" style:font-name="Times New Roman" fo:font-size="10pt" fo:font-style="italic" style:text-underline-style="none" fo:font-weight="normal" officeooo:rsid="0064f688" officeooo:paragraph-rsid="0064f688" style:font-size-asian="10pt" style:font-style-asian="italic" style:font-weight-asian="normal" style:font-size-complex="10pt" style:font-style-complex="italic" style:font-weight-complex="normal"/>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70"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71"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72"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6b3ba3"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2"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8"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9"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style:font-name="Times New Roman" fo:font-size="10pt" fo:font-style="italic" style:text-underline-style="none" officeooo:rsid="0010b97d" officeooo:paragraph-rsid="0010b97d" style:font-size-asian="10pt" style:font-style-asian="italic" style:font-size-complex="10pt" style:font-style-complex="italic"/>
    </style:style>
    <style:style style:name="P112"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1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43e534"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5536f0"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93"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6ea5e" officeooo:paragraph-rsid="0036ea5e" style:font-size-asian="10pt" style:font-style-asian="italic" style:font-weight-asian="normal" style:font-size-complex="10pt" style:font-style-complex="italic"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81e2bd" officeooo:paragraph-rsid="0081e2bd" style:font-size-asian="9pt" style:font-style-asian="normal" style:font-weight-asian="normal" style:font-size-complex="9pt" style:font-style-complex="normal" style:font-weight-complex="normal"/>
    </style:style>
    <style:style style:name="P212" style:family="paragraph" style:parent-style-name="Standard">
      <style:paragraph-properties fo:text-align="center" style:justify-single-word="false"/>
      <style:text-properties fo:font-variant="small-caps" style:font-name="Times New Roman" fo:font-size="15pt" fo:font-style="normal" style:text-underline-style="none" officeooo:rsid="00805f5f" officeooo:paragraph-rsid="00805f5f" style:font-size-asian="13.1000003814697pt" style:font-style-asian="normal" style:font-size-complex="15pt" style:font-style-complex="normal"/>
    </style:style>
    <style:style style:name="T1" style:family="text">
      <style:text-properties fo:font-style="italic" style:font-style-asian="italic" style:font-style-complex="italic"/>
    </style:style>
    <style:style style:name="T2" style:family="text">
      <style:text-properties fo:font-style="italic" officeooo:rsid="00676b7a" style:font-style-asian="italic" style:font-style-complex="italic"/>
    </style:style>
    <style:style style:name="T3" style:family="text">
      <style:text-properties fo:font-style="italic" officeooo:rsid="00873954" style:font-style-asian="italic" style:font-style-complex="italic"/>
    </style:style>
    <style:style style:name="T4" style:family="text">
      <style:text-properties fo:font-variant="normal" fo:text-transform="none" fo:background-color="transparent" loext:char-shading-value="0"/>
    </style:style>
    <style:style style:name="T5" style:family="text">
      <style:text-properties fo:font-variant="normal" fo:text-transform="none" officeooo:rsid="0010b97d" fo:background-color="transparent" loext:char-shading-value="0"/>
    </style:style>
    <style:style style:name="T6" style:family="text">
      <style:text-properties fo:font-variant="normal" fo:text-transform="none" officeooo:rsid="00561289" fo:background-color="transparent" loext:char-shading-value="0"/>
    </style:style>
    <style:style style:name="T7" style:family="text">
      <style:text-properties officeooo:rsid="00151960"/>
    </style:style>
    <style:style style:name="T8" style:family="text">
      <style:text-properties officeooo:rsid="0015c582"/>
    </style:style>
    <style:style style:name="T9" style:family="text">
      <style:text-properties officeooo:rsid="001a4072"/>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style:use-window-font-color="true" officeooo:rsid="001dc2bf"/>
    </style:style>
    <style:style style:name="T13" style:family="text">
      <style:text-properties style:use-window-font-color="true" officeooo:rsid="001fa7cb"/>
    </style:style>
    <style:style style:name="T14" style:family="text">
      <style:text-properties style:use-window-font-color="true" officeooo:rsid="00254645"/>
    </style:style>
    <style:style style:name="T15" style:family="text">
      <style:text-properties style:use-window-font-color="true" officeooo:rsid="0025472d"/>
    </style:style>
    <style:style style:name="T16" style:family="text">
      <style:text-properties style:use-window-font-color="true" officeooo:rsid="00283d6b"/>
    </style:style>
    <style:style style:name="T17" style:family="text">
      <style:text-properties style:use-window-font-color="true" officeooo:rsid="0027395f"/>
    </style:style>
    <style:style style:name="T18" style:family="text">
      <style:text-properties style:use-window-font-color="true" officeooo:rsid="002c5e1b"/>
    </style:style>
    <style:style style:name="T19" style:family="text">
      <style:text-properties style:use-window-font-color="true" officeooo:rsid="002e5bb3"/>
    </style:style>
    <style:style style:name="T20" style:family="text">
      <style:text-properties style:use-window-font-color="true" officeooo:rsid="0031bc4a"/>
    </style:style>
    <style:style style:name="T21" style:family="text">
      <style:text-properties style:use-window-font-color="true" officeooo:rsid="003578c3"/>
    </style:style>
    <style:style style:name="T22" style:family="text">
      <style:text-properties style:use-window-font-color="true" officeooo:rsid="0036ea5e"/>
    </style:style>
    <style:style style:name="T23" style:family="text">
      <style:text-properties style:use-window-font-color="true" officeooo:rsid="0037c997"/>
    </style:style>
    <style:style style:name="T24" style:family="text">
      <style:text-properties style:use-window-font-color="true" officeooo:rsid="003a40f8"/>
    </style:style>
    <style:style style:name="T25" style:family="text">
      <style:text-properties style:use-window-font-color="true" officeooo:rsid="003b1e4f"/>
    </style:style>
    <style:style style:name="T26" style:family="text">
      <style:text-properties style:use-window-font-color="true" officeooo:rsid="003897c6"/>
    </style:style>
    <style:style style:name="T27" style:family="text">
      <style:text-properties style:use-window-font-color="true" officeooo:rsid="00417436"/>
    </style:style>
    <style:style style:name="T28" style:family="text">
      <style:text-properties style:use-window-font-color="true" officeooo:rsid="0041db72"/>
    </style:style>
    <style:style style:name="T29" style:family="text">
      <style:text-properties style:use-window-font-color="true" officeooo:rsid="0042df84"/>
    </style:style>
    <style:style style:name="T30" style:family="text">
      <style:text-properties style:use-window-font-color="true" officeooo:rsid="0045ff15"/>
    </style:style>
    <style:style style:name="T31" style:family="text">
      <style:text-properties style:use-window-font-color="true" officeooo:rsid="004baf1d"/>
    </style:style>
    <style:style style:name="T32" style:family="text">
      <style:text-properties style:use-window-font-color="true" officeooo:rsid="004d11fe"/>
    </style:style>
    <style:style style:name="T33" style:family="text">
      <style:text-properties style:use-window-font-color="true" officeooo:rsid="004e4f04"/>
    </style:style>
    <style:style style:name="T34" style:family="text">
      <style:text-properties style:use-window-font-color="true" officeooo:rsid="004f3dfe"/>
    </style:style>
    <style:style style:name="T35" style:family="text">
      <style:text-properties style:use-window-font-color="true" officeooo:rsid="005198d1"/>
    </style:style>
    <style:style style:name="T36" style:family="text">
      <style:text-properties style:use-window-font-color="true" officeooo:rsid="005d8b13"/>
    </style:style>
    <style:style style:name="T37" style:family="text">
      <style:text-properties style:use-window-font-color="true" officeooo:rsid="0062cf5d"/>
    </style:style>
    <style:style style:name="T38" style:family="text">
      <style:text-properties style:use-window-font-color="true" officeooo:rsid="006df6b0"/>
    </style:style>
    <style:style style:name="T39" style:family="text">
      <style:text-properties style:use-window-font-color="true" officeooo:rsid="007253e4"/>
    </style:style>
    <style:style style:name="T40" style:family="text">
      <style:text-properties style:use-window-font-color="true" officeooo:rsid="0075b2ee"/>
    </style:style>
    <style:style style:name="T41" style:family="text">
      <style:text-properties style:use-window-font-color="true" officeooo:rsid="007f6d7b"/>
    </style:style>
    <style:style style:name="T42" style:family="text">
      <style:text-properties style:use-window-font-color="true" officeooo:rsid="0072c1d8"/>
    </style:style>
    <style:style style:name="T43" style:family="text">
      <style:text-properties style:use-window-font-color="true" officeooo:rsid="0080d2aa"/>
    </style:style>
    <style:style style:name="T44" style:family="text">
      <style:text-properties style:use-window-font-color="true" officeooo:rsid="00820b69"/>
    </style:style>
    <style:style style:name="T45" style:family="text">
      <style:text-properties style:use-window-font-color="true" officeooo:rsid="00825b55"/>
    </style:style>
    <style:style style:name="T46" style:family="text">
      <style:text-properties style:use-window-font-color="true" officeooo:rsid="0083d0d1"/>
    </style:style>
    <style:style style:name="T47" style:family="text">
      <style:text-properties style:use-window-font-color="true" officeooo:rsid="0085bd4e"/>
    </style:style>
    <style:style style:name="T48" style:family="text">
      <style:text-properties officeooo:rsid="001b27b2"/>
    </style:style>
    <style:style style:name="T49" style:family="text">
      <style:text-properties officeooo:rsid="001b7991"/>
    </style:style>
    <style:style style:name="T50" style:family="text">
      <style:text-properties officeooo:rsid="001dc2bf"/>
    </style:style>
    <style:style style:name="T51" style:family="text">
      <style:text-properties officeooo:rsid="003c58de"/>
    </style:style>
    <style:style style:name="T52" style:family="text">
      <style:text-properties officeooo:rsid="00492082"/>
    </style:style>
    <style:style style:name="T53" style:family="text">
      <style:text-properties officeooo:rsid="005536f0"/>
    </style:style>
    <style:style style:name="T54" style:family="text">
      <style:text-properties officeooo:rsid="005552aa"/>
    </style:style>
    <style:style style:name="T55" style:family="text">
      <style:text-properties officeooo:rsid="00561289"/>
    </style:style>
    <style:style style:name="T56" style:family="text">
      <style:text-properties officeooo:rsid="005d8b13"/>
    </style:style>
    <style:style style:name="T57" style:family="text">
      <style:text-properties officeooo:rsid="0060f7d2"/>
    </style:style>
    <style:style style:name="T58" style:family="text">
      <style:text-properties officeooo:rsid="00676b7a"/>
    </style:style>
    <style:style style:name="T59" style:family="text">
      <style:text-properties officeooo:rsid="006865cf"/>
    </style:style>
    <style:style style:name="T60" style:family="text">
      <style:text-properties officeooo:rsid="0068f897"/>
    </style:style>
    <style:style style:name="T61" style:family="text">
      <style:text-properties officeooo:rsid="00692585"/>
    </style:style>
    <style:style style:name="T62" style:family="text">
      <style:text-properties officeooo:rsid="006b3ba3"/>
    </style:style>
    <style:style style:name="T63" style:family="text">
      <style:text-properties officeooo:rsid="006ce30a"/>
    </style:style>
    <style:style style:name="T64" style:family="text">
      <style:text-properties officeooo:rsid="006df6b0"/>
    </style:style>
    <style:style style:name="T65" style:family="text">
      <style:text-properties officeooo:rsid="006f0379"/>
    </style:style>
    <style:style style:name="T66" style:family="text">
      <style:text-properties officeooo:rsid="0070baaf"/>
    </style:style>
    <style:style style:name="T67" style:family="text">
      <style:text-properties officeooo:rsid="007119da"/>
    </style:style>
    <style:style style:name="T68" style:family="text">
      <style:text-properties officeooo:rsid="0072053f"/>
    </style:style>
    <style:style style:name="T69" style:family="text">
      <style:text-properties officeooo:rsid="007253e4"/>
    </style:style>
    <style:style style:name="T70" style:family="text">
      <style:text-properties officeooo:rsid="0072c1d8"/>
    </style:style>
    <style:style style:name="T71" style:family="text">
      <style:text-properties officeooo:rsid="0073b5cb"/>
    </style:style>
    <style:style style:name="T72" style:family="text">
      <style:text-properties officeooo:rsid="0074d91b"/>
    </style:style>
    <style:style style:name="T73" style:family="text">
      <style:text-properties officeooo:rsid="0075b2ee"/>
    </style:style>
    <style:style style:name="T74" style:family="text">
      <style:text-properties officeooo:rsid="0077b43d"/>
    </style:style>
    <style:style style:name="T75" style:family="text">
      <style:text-properties officeooo:rsid="0077ed68"/>
    </style:style>
    <style:style style:name="T76" style:family="text">
      <style:text-properties officeooo:rsid="00784ac4"/>
    </style:style>
    <style:style style:name="T77" style:family="text">
      <style:text-properties officeooo:rsid="0079e829"/>
    </style:style>
    <style:style style:name="T78" style:family="text">
      <style:text-properties officeooo:rsid="007b34b1"/>
    </style:style>
    <style:style style:name="T79" style:family="text">
      <style:text-properties officeooo:rsid="007c0c0d"/>
    </style:style>
    <style:style style:name="T80" style:family="text">
      <style:text-properties officeooo:rsid="007dc5d7"/>
    </style:style>
    <style:style style:name="T81" style:family="text">
      <style:text-properties officeooo:rsid="007f6d7b"/>
    </style:style>
    <style:style style:name="T82" style:family="text">
      <style:text-properties officeooo:rsid="007fbd89"/>
    </style:style>
    <style:style style:name="T83" style:family="text">
      <style:text-properties officeooo:rsid="00805f5f"/>
    </style:style>
    <style:style style:name="T84" style:family="text">
      <style:text-properties officeooo:rsid="0080d2aa"/>
    </style:style>
    <style:style style:name="T85" style:family="text">
      <style:text-properties officeooo:rsid="0081e2bd"/>
    </style:style>
    <style:style style:name="T86" style:family="text">
      <style:text-properties officeooo:rsid="00820b69"/>
    </style:style>
    <style:style style:name="T87" style:family="text">
      <style:text-properties officeooo:rsid="00825b55"/>
    </style:style>
    <style:style style:name="T88" style:family="text">
      <style:text-properties officeooo:rsid="008325a2"/>
    </style:style>
    <style:style style:name="T89" style:family="text">
      <style:text-properties officeooo:rsid="0083d0d1"/>
    </style:style>
    <style:style style:name="T90" style:family="text">
      <style:text-properties officeooo:rsid="0085bd4e"/>
    </style:style>
    <style:style style:name="T91" style:family="text">
      <style:text-properties officeooo:rsid="008739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Résumé du livre par paragraphe</text:p>
      <text:p text:style-name="P22"/>
      <text:p text:style-name="P22"/>
      <text:p text:style-name="P22">Le narrateur et les sources du livre</text:p>
      <text:p text:style-name="P1"/>
      <text:list xml:id="list8531978656269691844" text:style-name="L1">
        <text:list-item>
          <text:p text:style-name="P58">L'auteur du livre préfère cacher son nom. Il <text:span text:style-name="T58">doit</text:span> faire connaître l'<text:span text:style-name="T2">Hi</text:span><text:span text:style-name="T1">stoire d</text:span><text:span text:style-name="T2">u</text:span><text:span text:style-name="T1"> Saint Graal</text:span>.</text:p>
        </text:list-item>
        <text:list-item>
          <text:p text:style-name="P59">Alors qu'il dort, <text:span text:style-name="T59">le Seigneur</text:span> lui souffle au visage pour <text:span text:style-name="T59">chasser le </text:span>doute <text:span text:style-name="T59">en lui</text:span>.</text:p>
        </text:list-item>
        <text:list-item>
          <text:p text:style-name="P60"><text:span text:style-name="T59">Le Seigneur</text:span> lui remet un petit livre contenant des secrets.</text:p>
        </text:list-item>
        <text:list-item>
          <text:p text:style-name="P60">L'auteur lit le livre<text:span text:style-name="T7">t</text:span>.</text:p>
        </text:list-item>
        <text:list-item>
          <text:p text:style-name="P112"><text:span text:style-name="T59">L'auteur</text:span> célèbre l'office.</text:p>
        </text:list-item>
        <text:list-item>
          <text:p text:style-name="P113">Un ange emporte <text:span text:style-name="T58">l'auteur</text:span> dans les airs et lui montre la force de la Trinité.</text:p>
        </text:list-item>
        <text:list-item>
          <text:p text:style-name="P113">L'auteur a bien compris le sens de la Trinité.</text:p>
        </text:list-item>
        <text:list-item>
          <text:p text:style-name="P113">Une voix demande <text:span text:style-name="T59">à l'auteur </text:span>de prendre la route. Il y rencontrera une bête.</text:p>
        </text:list-item>
        <text:list-item>
          <text:p text:style-name="P113">Le lendemain, après la messe, <text:span text:style-name="T59">l'auteur</text:span> part sur la route indiquée e<text:span text:style-name="T59">t</text:span> rencontre une bête étrange.</text:p>
        </text:list-item>
        <text:list-item>
          <text:p text:style-name="P113"><text:span text:style-name="T59">L'auteur et la bête</text:span> contin<text:span text:style-name="T57">u</text:span>ent ensemble jusqu'à rencontrer un homme en habits religieux.</text:p>
        </text:list-item>
        <text:list-item>
          <text:p text:style-name="P113"><text:span text:style-name="T59">L'auteur et la bête</text:span> repartent. Arrivés à une source, un homme à cheval apporte à l'auteur de la nourriture de la part d'une dame.</text:p>
        </text:list-item>
        <text:list-item>
          <text:p text:style-name="P114"><text:span text:style-name="T59">L'auteur et la bête</text:span> repartent et rencontrent un chevalier qui accueille l'auteur chez lui. Plus tard, ils <text:span text:style-name="T58">découvrent</text:span> une église remplie de religieuses qui l<text:span text:style-name="T59">es </text:span>accueillent également. <text:span text:style-name="T59">Ils reprennent la route</text:span></text:p>
        </text:list-item>
        <text:list-item>
          <text:p text:style-name="P114">À l'aide du livret, l'auteur exorcise un homme gisant au seuil d'une église. Il s'agit d'un ermite.</text:p>
        </text:list-item>
        <text:list-item>
          <text:p text:style-name="P114">Informé d'une vision, <text:span text:style-name="T59">l'auteur</text:span> part chercher des pommes pour l'ermite.</text:p>
        </text:list-item>
        <text:list-item>
          <text:p text:style-name="P115">Au moment de partir, <text:span text:style-name="T59">l'auteur</text:span> retrouve la bête. Ils rentrent. Dieu demande à l'auteur de copier le livret.</text:p>
        </text:list-item>
        <text:list-item>
          <text:p text:style-name="P116">Le conte parle d'un chevalier : Joseph d'Arimathie.</text:p>
        </text:list-item>
        <text:list-item>
          <text:p text:style-name="P61"><text:span text:style-name="T4">À la mort de Jésus Ch</text:span><text:span text:style-name="T5">r</text:span><text:span text:style-name="T4">ist, Joseph va chercher l'écuelle qui servit à </text:span><text:span text:style-name="T6">l</text:span><text:span text:style-name="T4">a Cène. Avec l'autorisation de Ponce Pilate, il descend le Christ de la croix et l'allonge dans le sépulcre qu'il avait construit. Il recueille le sang du Christ dans l'écuelle. Les juifs pour se venger s'emparent de Joseph et l'enferment dans l</text:span><text:span text:style-name="T5">a prison</text:span><text:span text:style-name="T4"> de l'évêque Caïphe.</text:span></text:p>
        </text:list-item>
        <text:list-item>
          <text:p text:style-name="P117">Le S<text:span text:style-name="T51">eigneur</text:span> apparaît à Joseph et lui assure qu'il ne mourra pas dans cette prison.</text:p>
        </text:list-item>
      </text:list>
      <text:p text:style-name="P3"/>
      <text:p text:style-name="P3"/>
      <text:p text:style-name="P28">Joseph libéré par Vespasien</text:p>
      <text:p text:style-name="P3"/>
      <text:list xml:id="list105037685556661" text:continue-numbering="true" text:style-name="L1">
        <text:list-item>
          <text:p text:style-name="P62">Joseph sera tiré de prison à l'époque du règne de l'empereur Titus. Le fils de Titus, Vespasien est atteint de la lèpre.</text:p>
        </text:list-item>
        <text:list-item>
          <text:p text:style-name="P62">Un chevalier assure avoir été guérit autrefois de la lèpre de la main de Jésus Christ. Vespasien entend bien venger la mort de ce dernier.</text:p>
        </text:list-item>
        <text:list-item>
          <text:p text:style-name="P62">Vespasien envoie le chevalier en Judée et fait rechercher un objet que le Christ aurait touché. Véronique apporte sa serviette. Le chevalier rentre à Rome avec la serviette pendant que Vespasien rêve d'un lion qui l'agresse.</text:p>
        </text:list-item>
        <text:list-item>
          <text:p text:style-name="P62">Le chevalier donne la serviette à Vespasien qui guérit aussitôt.</text:p>
        </text:list-item>
        <text:list-item>
          <text:p text:style-name="P62">Vespasien part en Judée délivrer Joseph.</text:p>
        </text:list-item>
        <text:list-item>
          <text:p text:style-name="P63">Il pénètre dans la prison de Caïphe et retrouve Joseph.</text:p>
        </text:list-item>
        <text:list-item>
          <text:p text:style-name="P64">Joseph croit qu'il <text:span text:style-name="T60">est resté</text:span> enfermé quelques jours. <text:span text:style-name="T60">E</text:span>n vérité, il y resta quarante-deux ans. Son corps n'a pas vieilli. Caïphe est envoyé sur les flots à bord d'un bateau.</text:p>
        </text:list-item>
        <text:list-item>
          <text:p text:style-name="P64">Une voix demande à Joseph <text:span text:style-name="T7">de renoncer</text:span> <text:span text:style-name="T7">au</text:span> monde pour aller prêcher avec sa compagnie dans les territoires étrangers.</text:p>
        </text:list-item>
        <text:list-item>
          <text:p text:style-name="P65">Joseph reçoit le signe du chrétien de la main de saint Philippe. Vespasien décide de se faire baptiser à l'insu de son <text:span text:style-name="T56">propre</text:span> père. Pour cette trahison, il sera <text:span text:style-name="T60">plus tard</text:span> bannit.</text:p>
        </text:list-item>
      </text:list>
      <text:p text:style-name="P2"/>
      <text:p text:style-name="P2"/>
      <text:p text:style-name="P23">Joseph évangélisateur</text:p>
      <text:p text:style-name="P2"/>
      <text:list xml:id="list105037602813389" text:continue-numbering="true" text:style-name="L1">
        <text:list-item>
          <text:p text:style-name="P66">Joseph et sa compagnie <text:span text:style-name="T61">sermonnent</text:span> et baptisent les premiers chrétiens.</text:p>
        </text:list-item>
        <text:list-item>
          <text:p text:style-name="P66">Dieu demande à Joseph de construire une arche pour abriter l'écuelle. <text:span text:style-name="T61">La compagnie se</text:span> rend à Sarras.</text:p>
        </text:list-item>
        <text:list-item>
          <text:p text:style-name="P66">Dieu demande à Joseph d'aller prêcher dans cette ville.</text:p>
        </text:list-item>
        <text:list-item>
          <text:p text:style-name="P67">Le roi de la cité, Évalac le Malconnu est en guerre contre le <text:span text:style-name="T61">roi égyptien Tholomé</text:span>.</text:p>
        </text:list-item>
        <text:list-item>
          <text:p text:style-name="P67">Joseph lui promet de lui montrer comment il sera victorieux contre ses ennemis.</text:p>
        </text:list-item>
        <text:list-item>
          <text:p text:style-name="P67">Joseph veut démontrer la puissance salvatrice du Seigneur.</text:p>
        </text:list-item>
        <text:list-item>
          <text:p text:style-name="P67"><text:span text:style-name="T53">Joseph</text:span> <text:span text:style-name="T61">explique</text:span> le mystère de l'Incarnation.</text:p>
        </text:list-item>
        <text:list-item>
          <text:p text:style-name="P67"><text:span text:style-name="T53">Joseph</text:span> raconte les épisodes de la vie de Jésus Christ <text:span text:style-name="T7">et explique le rôle de ce dernier dans ce monde.</text:span></text:p>
        </text:list-item>
        <text:list-item>
          <text:p text:style-name="P68"><text:span text:style-name="T53">Joseph</text:span> <text:span text:style-name="T61">continue d'</text:span>explique<text:span text:style-name="T61">r</text:span> le mystère de l'Incarnation.</text:p>
        </text:list-item>
        <text:list-item>
          <text:p text:style-name="P72">Idem</text:p>
        </text:list-item>
        <text:list-item>
          <text:p text:style-name="P72">Idem</text:p>
        </text:list-item>
        <text:list-item>
          <text:p text:style-name="P69">Dans le doute, le roi convoque les clercs de sa cité afin de connaître leur sentiment. Ils remettent leur verdict au lendemain.</text:p>
        </text:list-item>
        <text:list-item>
          <text:p text:style-name="P69">Le roi <text:span text:style-name="T8">offre</text:span> l'hospitalité à Joseph.</text:p>
        </text:list-item>
        <text:list-item>
          <text:p text:style-name="P70"><text:soft-page-break/><text:span text:style-name="T61">Le roi</text:span> rencontre les compagnons de Joseph qui cheminent pieds nus et pauvrement vêtus. Joseph explique la raison <text:span text:style-name="T61">d'un tel dénuement.</text:span></text:p>
        </text:list-item>
      </text:list>
      <text:p text:style-name="P71"/>
      <text:p text:style-name="P71"/>
      <text:p text:style-name="P24">Vision d'Évalac</text:p>
      <text:p text:style-name="P12"/>
      <text:list xml:id="list105036446183936" text:continue-numbering="true" text:style-name="L1">
        <text:list-item>
          <text:p text:style-name="P73">Pendant la nuit, le roi Évalac a une vision.</text:p>
        </text:list-item>
        <text:list-item>
          <text:p text:style-name="P73"><text:span text:style-name="T1">Idem</text:span>.</text:p>
        </text:list-item>
        <text:list-item>
          <text:p text:style-name="P73"><text:span text:style-name="T1">Idem</text:span>.</text:p>
        </text:list-item>
      </text:list>
      <text:p text:style-name="P4"/>
      <text:p text:style-name="P25">Le sacre de Josephé</text:p>
      <text:p text:style-name="P4"/>
      <text:list xml:id="list105037111681276" text:continue-numbering="true" text:style-name="L1">
        <text:list-item>
          <text:p text:style-name="P74">Joseph prie et loue la gloire de Dieu.</text:p>
        </text:list-item>
        <text:list-item>
          <text:p text:style-name="P75">Dieu annonce à Joseph qu'il va consacrer <text:span text:style-name="T62">son fils </text:span>Josephé devant l'arche.</text:p>
        </text:list-item>
        <text:list-item>
          <text:p text:style-name="P76">Sur le commandement du Seigneur, Joseph et sa femme engendrent Galaad.</text:p>
        </text:list-item>
        <text:list-item>
          <text:p text:style-name="P74">Le Seigneur s'adresse aux chrétiens devant l'arche. La terre tremble.</text:p>
        </text:list-item>
        <text:list-item>
          <text:p text:style-name="P74">Le Seigneur sermonne les chrétiens.</text:p>
        </text:list-item>
        <text:list-item>
          <text:p text:style-name="P74">Le Seigneur consacre Josephé.</text:p>
        </text:list-item>
        <text:list-item>
          <text:p text:style-name="P74">Le Seigneur ordonne <text:span text:style-name="T62">à Josephé</text:span> d'ouvrir l'arche.</text:p>
        </text:list-item>
        <text:list-item>
          <text:p text:style-name="P77">Josephé découvre cinq anges <text:span text:style-name="T62">munis d</text:span>es instruments de la Passion.</text:p>
        </text:list-item>
        <text:list-item>
          <text:p text:style-name="P77">Josephé voit le Christ crucifié.</text:p>
        </text:list-item>
        <text:list-item>
          <text:p text:style-name="P76">Josephé tente de pénétrer dans l'arche pour relever le Christ qui semble tomber. Joseph s'approche et découvre l'intérieur de l'arche.</text:p>
        </text:list-item>
        <text:list-item>
          <text:p text:style-name="P74">Joseph voit une multitude d'anges et d'objets. <text:span text:style-name="T62">Il voit</text:span> le Christ. Ce dernier sort de l'arche.</text:p>
        </text:list-item>
        <text:list-item>
          <text:p text:style-name="P74">Joseph et Josephé voient un ange asperger <text:span text:style-name="T62">d'eau</text:span> les chrétiens.</text:p>
        </text:list-item>
        <text:list-item>
          <text:p text:style-name="P77">Le Seigneur montre à Josephé comment purifier l'eau.</text:p>
        </text:list-item>
        <text:list-item>
          <text:p text:style-name="P77">Josephé devient le premier évêque de l'Église.</text:p>
        </text:list-item>
        <text:list-item>
          <text:p text:style-name="P78">Le Seigneur oint Josephé.</text:p>
        </text:list-item>
        <text:list-item>
          <text:p text:style-name="P79"><text:span text:style-name="T62">Le Seigneur explique l</text:span>a signification des souliers : piété.</text:p>
        </text:list-item>
        <text:list-item>
          <text:p text:style-name="P80"><text:span text:style-name="T62">Le Seigneur explique l</text:span>a signification des vêtements blancs : chasteté et virginité.</text:p>
        </text:list-item>
        <text:list-item>
          <text:p text:style-name="P80"><text:span text:style-name="T62">Le Seigneur explique l</text:span>a signification du vêtement qui couvre la tête : humilité.</text:p>
        </text:list-item>
        <text:list-item>
          <text:p text:style-name="P80"><text:span text:style-name="T62">Le Seigneur explique l</text:span>a signification d<text:span text:style-name="T62">'</text:span>autres vêtements : patience, droiture, abstinence.</text:p>
        </text:list-item>
        <text:list-item>
          <text:p text:style-name="P80"><text:span text:style-name="T62">Le Seigneur explique l</text:span>a signification d<text:span text:style-name="T62">'</text:span>autres vêtements : obéissance, charité, vengeance, miséricorde.</text:p>
        </text:list-item>
        <text:list-item>
          <text:p text:style-name="P80"><text:span text:style-name="T62">Le Seigneur explique l</text:span>a signification de l'anneau : mariage de Josephé avec la Sainte Église.</text:p>
        </text:list-item>
        <text:list-item>
          <text:p text:style-name="P80"><text:span text:style-name="T62">Le Seigneur explique l</text:span>a signification de la coiffure pointue : confession.</text:p>
        </text:list-item>
        <text:list-item>
          <text:p text:style-name="P78">Le Seigneur recommande les chrétiens à Josephé leur pasteur.</text:p>
        </text:list-item>
        <text:list-item>
          <text:p text:style-name="P78">Josephé célèbre la première consécration devant l'arche. Il démembre les corps de l'enfant.</text:p>
        </text:list-item>
        <text:list-item>
          <text:p text:style-name="P79">Josephé communie.</text:p>
        </text:list-item>
        <text:list-item>
          <text:p text:style-name="P79">Les anges communient. Le Seigneur sermonne le peuple chrétien.</text:p>
        </text:list-item>
        <text:list-item>
          <text:p text:style-name="P78">Le Seigneur demande à Josephé de consacrer d'autres évêques désormais.</text:p>
        </text:list-item>
        <text:list-item>
          <text:p text:style-name="P78">Le Seigneur demande à Josephé de renseigner Évalac au sujet de sa vision.</text:p>
        </text:list-item>
        <text:list-item>
          <text:p text:style-name="P79">Lucan est nommé gardien de l'arche. Évalac demande des preuves au sujet de la Trinité.</text:p>
        </text:list-item>
        <text:list-item>
          <text:p text:style-name="P78">Josephé discoure au sujet de la Trinité. Un clerc lui fait des objections.</text:p>
        </text:list-item>
        <text:list-item>
          <text:p text:style-name="P78">Josephé prédit le déroulement de la guerre d'Évalac contre Tholomé.</text:p>
        </text:list-item>
        <text:list-item>
          <text:p text:style-name="P79"><text:span text:style-name="T1">Idem</text:span>.</text:p>
        </text:list-item>
        <text:list-item>
          <text:p text:style-name="P78">Josephé répond au clerc.</text:p>
        </text:list-item>
        <text:list-item>
          <text:p text:style-name="P79">Le clerc devient aveugle et muet.</text:p>
        </text:list-item>
        <text:list-item>
          <text:p text:style-name="P79">Évalac reste sceptique.</text:p>
        </text:list-item>
        <text:list-item>
          <text:p text:style-name="P81">On tente de guérir le clerc par la grâce d'Apollin. Le diable se manifeste dans la statue.</text:p>
        </text:list-item>
        <text:list-item>
          <text:p text:style-name="P82">Josephé exorcise la statue d'Apollin.</text:p>
        </text:list-item>
        <text:list-item>
          <text:p text:style-name="P82">Un messager confirme au roi l'avancée des troupes de Tholomé. Josephé rappelle à Évalac ses origines.</text:p>
        </text:list-item>
        <text:list-item>
          <text:p text:style-name="P81"><text:span text:style-name="T1">Idem</text:span>. Il demande à Évalac d'être humble.</text:p>
        </text:list-item>
        <text:list-item>
          <text:p text:style-name="P81">Évalac promet de se laisser convertir si Josephé lui donne un conseil pour la bataille.</text:p>
        </text:list-item>
        <text:list-item>
          <text:p text:style-name="P82">Josephé met une étoffe rouge en forme de croix sur un écu blanc. La croix est le signe qui sauve.</text:p>
        </text:list-item>
        <text:list-item>
          <text:p text:style-name="P81">Évalac part pour Charabe<text:span text:style-name="T9">l</text:span> puis pour Valagin, assiégée par Tholomé.</text:p>
        </text:list-item>
        <text:list-item>
          <text:p text:style-name="P81">Évalac attaque Tholomé aux pieds de Valagin.</text:p>
        </text:list-item>
        <text:list-item>
          <text:p text:style-name="P83">Évalac fuit avec le reste de son armée à Licoine.</text:p>
        </text:list-item>
        <text:list-item>
          <text:p text:style-name="P81">Tholomé part pour Licoine avec la moitié de son armée.</text:p>
        </text:list-item>
        <text:list-item>
          <text:p text:style-name="P81">Évalac est déterminé à attaquer Tholomé.</text:p>
        </text:list-item>
        <text:list-item>
          <text:p text:style-name="P81">Évalac reçoit un message de sa femme <text:span text:style-name="T62">Sarracinte</text:span> qui avait consulté Josephé <text:span text:style-name="T62">dans son absence</text:span>.</text:p>
        </text:list-item>
        <text:list-item>
          <text:p text:style-name="P81">Évalac réalise que la prédiction de Josephé était vraie.</text:p>
        </text:list-item>
        <text:list-item>
          <text:p text:style-name="P81">Évalac est rejoint par son beau-frère Séraphé, <text:span text:style-name="T62">prévenu par Sarracinte</text:span>.</text:p>
        </text:list-item>
        <text:list-item>
          <text:p text:style-name="P81">Tholomé attaque Évalac à Orcan.</text:p>
        </text:list-item>
        <text:list-item>
          <text:p text:style-name="P81">Évalac prend le dessus dans la bataille du Passage de la Roche.</text:p>
        </text:list-item>
        <text:list-item>
          <text:p text:style-name="P81">Les troupes se réorganisent.</text:p>
        </text:list-item>
        <text:list-item>
          <text:p text:style-name="P81">Évalac attaque Tholomé. Séraphé se bat par amitié.</text:p>
        </text:list-item>
        <text:list-item>
          <text:p text:style-name="P81">Séraphé <text:span text:style-name="T62">fait des prodiges.</text:span></text:p>
        </text:list-item>
        <text:list-item>
          <text:p text:style-name="P81"><text:soft-page-break/>Les deux armées sont aux prises dans la mêlée.</text:p>
        </text:list-item>
        <text:list-item>
          <text:p text:style-name="P81">Séraphé fait des prodiges.</text:p>
        </text:list-item>
        <text:list-item>
          <text:p text:style-name="P84">Les hommes de Séraphé contiennent l’assaut de Tholomé.</text:p>
        </text:list-item>
        <text:list-item>
          <text:p text:style-name="P84">Les hommes du sénéchal <text:span text:style-name="T62">d'Évalac</text:span> soutiennent Séraphé et atteignent Tholomé.</text:p>
        </text:list-item>
        <text:list-item>
          <text:p text:style-name="P84">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5">La mêlée est un massacre. Tholomé prend le dessus.</text:p>
        </text:list-item>
        <text:list-item>
          <text:p text:style-name="P85">Séraphé fait des prodiges.</text:p>
        </text:list-item>
        <text:list-item>
          <text:p text:style-name="P85">Les hommes de Manar<text:span text:style-name="T62">t</text:span>ur prennent les dessus. Séraphé s'afflige.</text:p>
        </text:list-item>
        <text:list-item>
          <text:p text:style-name="P86">Séraphé tue Manar<text:span text:style-name="T62">t</text:span>ur. Les hommes de Manar<text:span text:style-name="T62">t</text:span>ur ripostent.</text:p>
        </text:list-item>
        <text:list-item>
          <text:p text:style-name="P85">Les hommes de Manar<text:span text:style-name="T62">t</text:span>ur tuent ceux de Séraphé. Séraphé fait des prodiges.</text:p>
        </text:list-item>
        <text:list-item>
          <text:p text:style-name="P85">Séraphé tombe de cheval et s’évanouit.</text:p>
        </text:list-item>
        <text:list-item>
          <text:p text:style-name="P86">Séraphé se redresse, monte sur un cheval et rejoint Évalac. Évalac est emporté par l’ennemi.</text:p>
        </text:list-item>
        <text:list-item>
          <text:p text:style-name="P85">Évalac supplie le Seigneur de lui venir en aide.</text:p>
        </text:list-item>
        <text:list-item>
          <text:p text:style-name="P85"><text:span text:style-name="T62">Un</text:span> Chevalier Blanc fait son apparition.</text:p>
        </text:list-item>
        <text:list-item>
          <text:p text:style-name="P85">Le Chevalier Blanc abat Tholomé qui est fait prisonnier. Le Chevalier Blanc et Évalac retournent au combat.</text:p>
        </text:list-item>
        <text:list-item>
          <text:p text:style-name="P85">Le Chevalier Blanc vient au secours de Séraphé.</text:p>
        </text:list-item>
        <text:list-item>
          <text:p text:style-name="P85">Évalac donne un cheval à Séraphé. Le Chevalier Blanc donne une hache à Séraphé.</text:p>
        </text:list-item>
        <text:list-item>
          <text:p text:style-name="P85">L'armée de Tholomé est massacrée et mise en déroute.</text:p>
        </text:list-item>
        <text:list-item>
          <text:p text:style-name="P86">L'armée de Tholomé <text:span text:style-name="T62">en fuite</text:span> est massacrée au Passage de la Roche. Nabur, le sénéchal de Tholomé est capturé.</text:p>
        </text:list-item>
        <text:list-item>
          <text:p text:style-name="P86">Séraphé supplie Évalac de ne pas <text:span text:style-name="T62">exécuter</text:span> Nabur.</text:p>
        </text:list-item>
        <text:list-item>
          <text:p text:style-name="P85"><text:span text:style-name="T62">L'armée rentre</text:span> à Orcan.</text:p>
        </text:list-item>
      </text:list>
      <text:p text:style-name="P5"/>
      <text:p text:style-name="P5"/>
      <text:p text:style-name="P26">La foi de Sarracinte</text:p>
      <text:p text:style-name="P5"/>
      <text:list xml:id="list105035856854799" text:continue-numbering="true" text:style-name="L1">
        <text:list-item>
          <text:p text:style-name="P87">Sarracinte <text:span text:style-name="T50">demande</text:span> à Josephé la vérité au sujet de la bataille.</text:p>
        </text:list-item>
        <text:list-item>
          <text:p text:style-name="P87">Sarracinte veut croire en Dieu pour sauver Évalac.</text:p>
        </text:list-item>
        <text:list-item>
          <text:p text:style-name="P87">Sarracinte raconte l'origine de sa foi et l'histoire de sa mère malade qui avait rencontré un ermite.</text:p>
        </text:list-item>
        <text:list-item>
          <text:p text:style-name="P87">La mère de Sarracinte guérit.</text:p>
        </text:list-item>
        <text:list-item>
          <text:p text:style-name="P87">L'ermite baptise la mère de Sarracinte. Elle veut qu'il baptise aussi sa fille. <text:span text:style-name="T49">L'ermite assure Sarracinte qu'elle cessera de voir son frère dès lors qu'elle commencera à voir le Seigneur.</text:span></text:p>
        </text:list-item>
        <text:list-item>
          <text:p text:style-name="P87">Sarracinte voit le Seigneur. L'ermite baptise Sarracinte <text:span text:style-name="T48">et leur enseigne la loi de Jésus Christ</text:span>. <text:span text:style-name="T48">Il célèbre le Saint Sacrement.</text:span></text:p>
        </text:list-item>
        <text:list-item>
          <text:p text:style-name="P88">Le frère de Sarracinte part chasser une bête mystérieuse.</text:p>
        </text:list-item>
        <text:list-item>
          <text:p text:style-name="P88">Le frère de Sarracinte disparaît, conformément à ce qu'avait prédit l'ermite.</text:p>
        </text:list-item>
        <text:list-item>
          <text:p text:style-name="P88">La mère de Sarracinte se meurt, heureuse et dans la foi. Elle donne <text:span text:style-name="T63">à sa fille</text:span> une boîte blanche contenant le pain du Christ.</text:p>
        </text:list-item>
        <text:list-item>
          <text:p text:style-name="P88">La mère de Sarracinte la sermonne au sujet de Dieu.</text:p>
        </text:list-item>
        <text:list-item>
          <text:p text:style-name="P88"><text:span text:style-name="T1">Idem</text:span>.</text:p>
        </text:list-item>
        <text:list-item>
          <text:p text:style-name="P88">La mère de Sarracinte lui demande de se rendre <text:span text:style-name="T63">plus tard </text:span>chez l'ermite afin qu'il prie pour elle.</text:p>
        </text:list-item>
        <text:list-item>
          <text:p text:style-name="P88">Sarracinte voit le Seigneur au chevet de sa mère.</text:p>
        </text:list-item>
        <text:list-item>
          <text:p text:style-name="P88">La mère de Sarracinte meurt. Sarracinte se rend chez l'ermite qui lui confie le corps sacré du Seigneur.</text:p>
        </text:list-item>
        <text:list-item>
          <text:p text:style-name="P88">En repartant, Sarracinte croise un serviteur de Jésus Christ.</text:p>
        </text:list-item>
        <text:list-item>
          <text:p text:style-name="P88">Ils retournent chez l'ermite qui est mort entre temps et l'inhument.</text:p>
        </text:list-item>
        <text:list-item>
          <text:p text:style-name="P88">Le serviteur de Jésus Christ prend sa place à l'ermitage. Il demande à Sarracinte et sa compagnie de se comporter en bons chrétiens.</text:p>
        </text:list-item>
        <text:list-item>
          <text:p text:style-name="P88">Sarracinte demande à Josephé l'issue de la bataille.</text:p>
        </text:list-item>
        <text:list-item>
          <text:p text:style-name="P88">Évalac brûle de connaître le Chevalier Blanc.</text:p>
        </text:list-item>
      </text:list>
      <text:p text:style-name="P6"/>
      <text:p text:style-name="P6"/>
      <text:p text:style-name="P27">Conversion d'Évalac et de Séraphé</text:p>
      <text:p text:style-name="P6"/>
      <text:list xml:id="list105036372657205" text:continue-numbering="true" text:style-name="L1">
        <text:list-item>
          <text:p text:style-name="P89">Évalac songe au Chevalier Blanc.</text:p>
        </text:list-item>
        <text:list-item>
          <text:p text:style-name="P89">Évalac et Séraphé se rendent à Sarras.</text:p>
        </text:list-item>
        <text:list-item>
          <text:p text:style-name="P90">Évalac retrouve Josephé et lui demande qui est les Seigneur qui l'a sauvé.</text:p>
        </text:list-item>
        <text:list-item>
          <text:p text:style-name="P90">Josephé explique que c'est le Seigneur qui sauve dans la bataille.</text:p>
        </text:list-item>
        <text:list-item>
          <text:p text:style-name="P118">Josephé prouve la puissance du Seigneur en guérissant le bras d<text:span text:style-name="T64">'un soldat.</text:span>.</text:p>
        </text:list-item>
        <text:list-item>
          <text:p text:style-name="P118">Séraphé demande le baptême. Josephé baptise Séraphé qui devient Nascien. Il guérit aussitôt de ses blessures. Nascien reçoit le Saint Esprit.</text:p>
        </text:list-item>
        <text:list-item>
          <text:p text:style-name="P90"><text:span text:style-name="T10">Josephé baptise Évalac qui devient Mordrain. </text:span><text:span text:style-name="T38">Ce nom s</text:span><text:span text:style-name="T12">ignifie « lent à croire »</text:span><text:span text:style-name="T10">. </text:span><text:span text:style-name="T12">Le soldat jadis blessé au bras devient Clamacidès. Sarracinte avoue à Mordrain qu'elle est déjà chrétienne </text:span><text:span text:style-name="T38">depuis longtemps</text:span><text:span text:style-name="T10">.</text:span></text:p>
        </text:list-item>
        <text:list-item>
          <text:p text:style-name="P119">Le même jour <text:span text:style-name="T53">quinze mille</text:span> nouveaux chrétiens sont baptisés. Josephé et Nascien évangélisent le territoire. Anacoron, Manatès et Lucan deviennent les gardiens de l'arche.</text:p>
        </text:list-item>
        <text:list-item>
          <text:p text:style-name="P119"><text:soft-page-break/>Josephé exorcise la statue d'un temple à Orcan. Le diable avoue avoir tué Tholomé en le faisant se jeter d'une fenêtre du château.</text:p>
        </text:list-item>
        <text:list-item>
          <text:p text:style-name="P119">Josephé humilie le diable en le traînant dans les rues.</text:p>
        </text:list-item>
        <text:list-item>
          <text:p text:style-name="P119">Josephé baptise le peuple d'Orcan puis libère le diable.</text:p>
        </text:list-item>
        <text:list-item>
          <text:p text:style-name="P120">Le diable réapparaît. Josephé tente de le poursuivre et est punis d'avoir arrêté de baptiser. Un ange lui enfonce une lance dans la cuisse.</text:p>
        </text:list-item>
        <text:list-item>
          <text:p text:style-name="P120">Lorsque l'ange retire la lance, le fer reste dans la jambe de Josephé qui est condamné à saigner et boiter.</text:p>
        </text:list-item>
      </text:list>
      <text:p text:style-name="P7"/>
      <text:p text:style-name="P7"/>
      <text:p text:style-name="P30">Conversion du peuple de Nascien</text:p>
      <text:p text:style-name="P7"/>
      <text:list xml:id="list105036884447292" text:continue-numbering="true" text:style-name="L1">
        <text:list-item>
          <text:p text:style-name="P119">Josephé explique la raison de cette blessure à Mordrain. Josephé continue de baptiser de nouveaux chrétiens.</text:p>
        </text:list-item>
        <text:list-item>
          <text:p text:style-name="P121">Josephé convertit tout le territoire de Nascien.</text:p>
        </text:list-item>
        <text:list-item>
          <text:p text:style-name="P121">Josephé ordonne et disperse des évêques sur les territoires de Nascien et Mordrain.</text:p>
        </text:list-item>
        <text:list-item>
          <text:p text:style-name="P121">Josephé exhume le corps des ermites Salluste et Hermo<text:span text:style-name="T65">i</text:span>ne.</text:p>
        </text:list-item>
        <text:list-item>
          <text:p text:style-name="P121">Josephé fait transférer le<text:span text:style-name="T65">ur</text:span> corps dans les cités de Sarras (Salluste) et Orberique (Hermoine). Nascien est fasciné par le Graal.</text:p>
        </text:list-item>
        <text:list-item>
          <text:p text:style-name="P120">Nascien soulève la patène pour voir à l'intérieur du Graal et devient aussitôt aveugle.</text:p>
        </text:list-item>
        <text:list-item>
          <text:p text:style-name="P122">Nascien comprend que Dieu transcende toute existence et est intouchable.</text:p>
        </text:list-item>
        <text:list-item>
          <text:p text:style-name="P120">Nascien est incapable de partager son expérience <text:span text:style-name="T65">mystique</text:span>.</text:p>
        </text:list-item>
        <text:list-item>
          <text:p text:style-name="P91"><text:span text:style-name="T10">Un ange sort de l'arche, retire le fer de lance de la jambe de Josephé </text:span><text:span text:style-name="T13">puis guérit Nascien.</text:span></text:p>
        </text:list-item>
        <text:list-item>
          <text:p text:style-name="P123">L'ange prédit l'accomplissement de grands prodiges jusqu'à l'arrivée d'un <text:span text:style-name="T65">certain </text:span>chevalier.</text:p>
        </text:list-item>
        <text:list-item>
          <text:p text:style-name="P124"><text:span text:style-name="T65">Le n</text:span>ombre de jours que le fer <text:span text:style-name="T65">de lance </text:span>est resté dans la cuisse de Josephé <text:span text:style-name="T65">est égal au</text:span> nombre d'années que dureront <text:span text:style-name="T65">c</text:span>es prodiges.</text:p>
        </text:list-item>
        <text:list-item>
          <text:p text:style-name="P125">Josephé explique à Mordrain la signification de sa vision.</text:p>
        </text:list-item>
        <text:list-item>
          <text:p text:style-name="P93"><text:span text:style-name="T11">Idem</text:span><text:span text:style-name="T10">.</text:span></text:p>
        </text:list-item>
        <text:list-item>
          <text:p text:style-name="P93"><text:span text:style-name="T11">Idem</text:span><text:span text:style-name="T10">.</text:span></text:p>
        </text:list-item>
        <text:list-item>
          <text:p text:style-name="P124">Mordrain brûle <text:span text:style-name="T65">une</text:span> statue de bois, symbole de son impiété.</text:p>
        </text:list-item>
        <text:list-item>
          <text:p text:style-name="P125">Josephé convertit le roi et quitte Sarras avec une compagnie de chrétiens.</text:p>
        </text:list-item>
      </text:list>
      <text:p text:style-name="P8"/>
      <text:p text:style-name="P8"/>
      <text:p text:style-name="P31">Le songe de Mordrain</text:p>
      <text:p text:style-name="P9"/>
      <text:list xml:id="list105036735070766" text:continue-numbering="true" text:style-name="L1">
        <text:list-item>
          <text:p text:style-name="P94"><text:span text:style-name="T10">Dans son sommeil, Mordrain </text:span><text:span text:style-name="T19">a une vision</text:span><text:span text:style-name="T10">.</text:span></text:p>
        </text:list-item>
        <text:list-item>
          <text:p text:style-name="P94"><text:span text:style-name="T11">Idem</text:span><text:span text:style-name="T10">.</text:span></text:p>
        </text:list-item>
        <text:list-item>
          <text:p text:style-name="P126">Sarracinte est inquiète pour son mari.</text:p>
        </text:list-item>
        <text:list-item>
          <text:p text:style-name="P126">Mordrain raconte son rêve à Nascien et lui avoue sa culpabilité.</text:p>
        </text:list-item>
        <text:list-item>
          <text:p text:style-name="P126">Mordrain n'a pas tenu la promesse <text:span text:style-name="T66">qu'il avait faite à Nascien le jour de leurs retrouvailles pendant la guerre contre Tholomé</text:span>. <text:span text:style-name="T66">Il s'était alors engagé à honorer son beau-frère.</text:span></text:p>
        </text:list-item>
        <text:list-item>
          <text:p text:style-name="P126">Les prêtres ne peuvent pas expliquer le songe de Mordrain.</text:p>
        </text:list-item>
        <text:list-item>
          <text:p text:style-name="P126">La terre tremble. La voix d<text:span text:style-name="T66">u Seigneur gronde.</text:span> Mordrain et Nascien s'évanouissent. Mordrain se relève et est emporté à un distance de <text:span text:style-name="T52">dix-sept</text:span> jours.</text:p>
        </text:list-item>
      </text:list>
      <text:p text:style-name="P9"/>
      <text:p text:style-name="P9"/>
      <text:p text:style-name="P31">Arrestation de Nascien</text:p>
      <text:p text:style-name="P9"/>
      <text:list xml:id="list105036009557168" text:continue-numbering="true" text:style-name="L1">
        <text:list-item>
          <text:p text:style-name="P127">Sarracinte rentre au palais et découvre les gens du roi évanouis et Nascien <text:span text:style-name="T67">conversant avec</text:span> le Seigneur.</text:p>
        </text:list-item>
        <text:list-item>
          <text:p text:style-name="P126">Nascien lui apprend la disparition de Mordrain.</text:p>
        </text:list-item>
        <text:list-item>
          <text:p text:style-name="P126">Nascien est arrêté et interrogé. <text:span text:style-name="T67">On le croit responsable de la disparition de Mordrain.</text:span></text:p>
        </text:list-item>
        <text:list-item>
          <text:p text:style-name="P126">Calafer, un faux chrétien, veut faire emprisonner Nascien.</text:p>
        </text:list-item>
        <text:list-item>
          <text:p text:style-name="P126">Calafer fait emprisonner Nascien.</text:p>
        </text:list-item>
        <text:list-item>
          <text:p text:style-name="P126">Sarracinte est désespérée. Nascien demande pardon au Seigneur. Nascien n'est pas atteint par le diable et ne perd pas espoir.</text:p>
        </text:list-item>
      </text:list>
      <text:p text:style-name="P9"/>
      <text:p text:style-name="P9"/>
      <text:p text:style-name="P31">Pompée et le bandit Forcaire</text:p>
      <text:p text:style-name="P9"/>
      <text:list xml:id="list105037636015868" text:continue-numbering="true" text:style-name="L1">
        <text:list-item>
          <text:p text:style-name="P126">Mordrain atterrit sur la roche du Port du Péril.</text:p>
        </text:list-item>
        <text:list-item>
          <text:p text:style-name="P126"><text:span text:style-name="T68">Autrefois, l</text:span>'empereur Pompée <text:span text:style-name="T68">y chassa</text:span> le bandit Forcaire et ses compagnons.</text:p>
        </text:list-item>
        <text:list-item>
          <text:p text:style-name="P94"><text:span text:style-name="T11">Idem</text:span><text:span text:style-name="T10">.</text:span></text:p>
        </text:list-item>
        <text:list-item>
          <text:p text:style-name="P94"><text:span text:style-name="T11">Idem</text:span><text:span text:style-name="T10">.</text:span></text:p>
        </text:list-item>
        <text:list-item>
          <text:p text:style-name="P94"><text:span text:style-name="T11">Idem</text:span><text:span text:style-name="T10">.</text:span></text:p>
        </text:list-item>
        <text:list-item>
          <text:p text:style-name="P94"><text:span text:style-name="T11">Idem</text:span><text:span text:style-name="T10">.</text:span></text:p>
        </text:list-item>
        <text:list-item>
          <text:p text:style-name="P94"><text:span text:style-name="T11">Idem</text:span><text:span text:style-name="T10">.</text:span></text:p>
        </text:list-item>
        <text:list-item>
          <text:p text:style-name="P94"><text:span text:style-name="T11">Idem</text:span><text:span text:style-name="T10">.</text:span></text:p>
        </text:list-item>
        <text:list-item>
          <text:p text:style-name="P94"><text:soft-page-break/><text:span text:style-name="T11">Idem</text:span><text:span text:style-name="T10">.</text:span></text:p>
        </text:list-item>
        <text:list-item>
          <text:p text:style-name="P94"><text:span text:style-name="T10">Pompée, de passage à Jérusalem, profane le temple avec ses chevaux. Il est déshonoré par un vie</text:span><text:span text:style-name="T18">i</text:span><text:span text:style-name="T10">l homme.</text:span></text:p>
        </text:list-item>
        <text:list-item>
          <text:p text:style-name="P128">Pompée est couvert de honte. Ce fait n'a pas été rapporté dans l'histoire de Rome.</text:p>
        </text:list-item>
      </text:list>
      <text:p text:style-name="P13"/>
      <text:p text:style-name="P13"/>
      <text:p text:style-name="P32">Mordrain sur l'île rocheuse</text:p>
      <text:p text:style-name="P13"/>
      <text:list xml:id="list105037761057810"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129">L'homme reproche à Mordrain son manque de foi. Il le sermonne au sujet de <text:span text:style-name="T69">s</text:span>a foi.</text:p>
        </text:list-item>
        <text:list-item>
          <text:p text:style-name="P95"><text:span text:style-name="T11">Idem</text:span><text:span text:style-name="T10">.</text:span></text:p>
        </text:list-item>
        <text:list-item>
          <text:p text:style-name="P129">Une dame arrivant sur une nef rend visite à Mordrain.</text:p>
        </text:list-item>
        <text:list-item>
          <text:p text:style-name="P129">La dame propose <text:span text:style-name="T69">une récompense </text:span>à Mordrain et tente de le convaincre <text:span text:style-name="T69">de la suivre</text:span>.</text:p>
        </text:list-item>
        <text:list-item>
          <text:p text:style-name="P95"><text:span text:style-name="T11">Idem</text:span><text:span text:style-name="T10">. Mordrain est en réflexion.</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129">L'homme de la nef lui rend une seconde visite. Il le réprimande et le sermonne à nouveau.</text:p>
        </text:list-item>
        <text:list-item>
          <text:p text:style-name="P95"><text:span text:style-name="T11">Idem</text:span><text:span text:style-name="T10">.</text:span></text:p>
        </text:list-item>
        <text:list-item>
          <text:p text:style-name="P95"><text:span text:style-name="T11">Idem</text:span><text:span text:style-name="T10">. Mordrain demande qui </text:span><text:span text:style-name="T39">est</text:span><text:span text:style-name="T10"> la dame.</text:span></text:p>
        </text:list-item>
        <text:list-item>
          <text:p text:style-name="P129">Mordrain est rassasié par les paroles de l'homme. Ce dernier l'assure que le Seigneur ne l'oubliera pas.</text:p>
        </text:list-item>
        <text:list-item>
          <text:p text:style-name="P129">Mordrain désire connaître le sens de sa vision. L'homme l'exhorte à être patient et fidèle dans la foi.</text:p>
        </text:list-item>
        <text:list-item>
          <text:p text:style-name="P129">L'homme quitte la roche. Mordrain est en réflexio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129">La dame finit par quitter la roche. Mordrain est en réflexion.</text:p>
        </text:list-item>
        <text:list-item>
          <text:p text:style-name="P95"><text:span text:style-name="T10">Un violent </text:span><text:span text:style-name="T14">orage</text:span><text:span text:style-name="T10"> éclate. Mordrain est étendu par terre.</text:span></text:p>
        </text:list-item>
        <text:list-item>
          <text:p text:style-name="P129">Mordrain, affamé, découvre un pain qu'il s'empresse de <text:span text:style-name="T69">porter à sa bouche</text:span>. Un oiseau surgit.</text:p>
        </text:list-item>
        <text:list-item>
          <text:p text:style-name="P129">Origine de l'oiseau.</text:p>
        </text:list-item>
        <text:list-item>
          <text:p text:style-name="P95"><text:span text:style-name="T11">Idem</text:span><text:span text:style-name="T10">.</text:span></text:p>
        </text:list-item>
        <text:list-item>
          <text:p text:style-name="P130">L'oiseau fait tomber le pain <text:span text:style-name="T69">dans</text:span> la mer, harcèle et blesse Mordrain.</text:p>
        </text:list-item>
        <text:list-item>
          <text:p text:style-name="P129">Mordrain prie Dieu.</text:p>
        </text:list-item>
        <text:list-item>
          <text:p text:style-name="P129">Au septième jour l'homme revient et lui promet la délivrance s'il est fidèle.</text:p>
        </text:list-item>
        <text:list-item>
          <text:p text:style-name="P95"><text:span text:style-name="T10">Un navire splendide et vide accoste. </text:span><text:span text:style-name="T14">Un violent orage éclate.</text:span></text:p>
        </text:list-item>
        <text:list-item>
          <text:p text:style-name="P131">À l'orage succède une terrible chaleur. Mordrain s'évanouit. Quand il se réveille il ne sent plus aucune douleur.</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132">L'homme de la nef réapparaît et réprimande Mordrain. Il lui explique la signification d<text:span text:style-name="T69">e sa vision</text:span>.</text:p>
        </text:list-item>
        <text:list-item>
          <text:p text:style-name="P132">L'homme de la nef disparaît. Un autre homme arrive à la surface de la mer et asperge la nef.</text:p>
        </text:list-item>
        <text:list-item>
          <text:p text:style-name="P96"><text:span text:style-name="T10">L'homme est Salluste, l'ermite dont </text:span><text:span text:style-name="T21">Josephé</text:span><text:span text:style-name="T10"> a inhumé le corps dans la cité de Sarras. Salluste explique à Mordrain le sens de sa vision.</text:span></text:p>
        </text:list-item>
        <text:list-item>
          <text:p text:style-name="P96"><text:span text:style-name="T11">Idem</text:span><text:span text:style-name="T10">.</text:span></text:p>
        </text:list-item>
        <text:list-item>
          <text:p text:style-name="P96"><text:span text:style-name="T11">Idem</text:span><text:span text:style-name="T10">.</text:span></text:p>
        </text:list-item>
        <text:list-item>
          <text:p text:style-name="P132">Salluste explique à Mordrain pourquoi il a purifié la nef et lui demande de suivre ses conseils.</text:p>
        </text:list-item>
      </text:list>
      <text:p text:style-name="P10"/>
      <text:p text:style-name="P10"/>
      <text:p text:style-name="P33">Délivrance de Nascien et châtiment de Calafer</text:p>
      <text:p text:style-name="P10"/>
      <text:list xml:id="list105037295873382" text:continue-numbering="true" text:style-name="L1">
        <text:list-item>
          <text:p text:style-name="P132">Nascien est emprisonné avec un de ses fils Célidoine. <text:span text:style-name="T70">Ce nom</text:span> signifie « donné au ciel ». Les étoiles ont <text:span text:style-name="T70">brillé</text:span> le jour de sa naissance.</text:p>
        </text:list-item>
        <text:list-item>
          <text:p text:style-name="P132">Après <text:span text:style-name="T54">dix-sept</text:span> jours de captivité, une grande clarté se fait dans la cellule de Nascien qui est aussitôt libéré de ses liens.</text:p>
        </text:list-item>
        <text:list-item>
          <text:p text:style-name="P134">Nascien est élevé dans les airs hors du cachot.</text:p>
        </text:list-item>
        <text:list-item>
          <text:p text:style-name="P96"><text:span text:style-name="T10">Calafer tente de poursuivre Nascien. </text:span><text:span text:style-name="T15">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135">Les hommes de Calafer jettent Célidoine du haut d'une tour. Neuf mains attrapent Célidoine avant qu'il ne s'écrase sur le sol.</text:p>
        </text:list-item>
        <text:list-item>
          <text:p text:style-name="P135">Dieu fait s’effondrer <text:span text:style-name="T70">une tour</text:span> sur Calafer et le tue.</text:p>
        </text:list-item>
        <text:list-item>
          <text:p text:style-name="P135">Les chevaliers qui avaient accusé Nascien regrettent et s'excusent auprès de <text:span text:style-name="T70">sa sœur </text:span>Sarracinte.</text:p>
        </text:list-item>
        <text:list-item>
          <text:p text:style-name="P97"><text:span text:style-name="T10">Sarracinte </text:span><text:span text:style-name="T42">envoie</text:span><text:span text:style-name="T10"> cinq serviteurs pour retrouver Nascien.</text:span></text:p>
        </text:list-item>
      </text:list>
      <text:p text:style-name="P34"><text:soft-page-break/>Flégentine à la recherche de Nascien</text:p>
      <text:p text:style-name="P11"/>
      <text:list xml:id="list105036615148725" text:continue-numbering="true" text:style-name="L1">
        <text:list-item>
          <text:p text:style-name="P135">Flégentine, la femme de Nascien, décide de le retrouver et va rendre visite à son vavasseur.</text:p>
        </text:list-item>
        <text:list-item>
          <text:p text:style-name="P135">Sarracinte rend <text:span text:style-name="T71">à son tour </text:span>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1"/>
      <text:p text:style-name="P11"/>
      <text:p text:style-name="P34">L'île tournoyante</text:p>
      <text:p text:style-name="P11"/>
      <text:list xml:id="list105037411323318" text:continue-numbering="true" text:style-name="L1">
        <text:list-item>
          <text:p text:style-name="P135">Nascien atterrit sur l'île tournoyante.</text:p>
        </text:list-item>
        <text:list-item>
          <text:p text:style-name="P135">Origine de l'île</text:p>
        </text:list-item>
        <text:list-item>
          <text:p text:style-name="P97"><text:span text:style-name="T11">Idem</text:span><text:span text:style-name="T10">.</text:span></text:p>
        </text:list-item>
        <text:list-item>
          <text:p text:style-name="P97"><text:span text:style-name="T11">Idem</text:span><text:span text:style-name="T10">.</text:span></text:p>
        </text:list-item>
        <text:list-item>
          <text:p text:style-name="P97"><text:span text:style-name="T11">Idem</text:span><text:span text:style-name="T10">.</text:span></text:p>
        </text:list-item>
      </text:list>
      <text:p text:style-name="P11"/>
      <text:p text:style-name="P11"/>
      <text:p text:style-name="P34">Nascien sur l'île et l'épée du navire</text:p>
      <text:p text:style-name="P11"/>
      <text:list xml:id="list105036658226119" text:continue-numbering="true" text:style-name="L1">
        <text:list-item>
          <text:p text:style-name="P136">Nascien a le cœur intègre. Il est comparable à Job.</text:p>
        </text:list-item>
        <text:list-item>
          <text:p text:style-name="P136">Nascien <text:span text:style-name="T72">est</text:span> fatigué. <text:span text:style-name="T72">Il</text:span> s'allonge.</text:p>
        </text:list-item>
        <text:list-item>
          <text:p text:style-name="P136">Nascien a une vision.</text:p>
        </text:list-item>
        <text:list-item>
          <text:p text:style-name="P137">L'île bouge.</text:p>
        </text:list-item>
        <text:list-item>
          <text:p text:style-name="P137"><text:span text:style-name="T72">L</text:span>'auteur <text:span text:style-name="T72">réfléchit</text:span> sur l'acte d'écriture, sur des épisodes de la Bible et sur l'histoire du Graal</text:p>
        </text:list-item>
        <text:list-item>
          <text:p text:style-name="P100"><text:span text:style-name="T11">Idem</text:span><text:span text:style-name="T10">.</text:span></text:p>
        </text:list-item>
        <text:list-item>
          <text:p text:style-name="P100"><text:span text:style-name="T11">Idem</text:span><text:span text:style-name="T10">.</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137">Il y a une inscription sur la nef qui impressionne Nascien. Il prie aussitôt.</text:p>
        </text:list-item>
        <text:list-item>
          <text:p text:style-name="P138">Nascien se signe et pénètre dans la nef. Il découvre un lit, une couronne et une épée.</text:p>
        </text:list-item>
        <text:list-item>
          <text:p text:style-name="P138"><text:span text:style-name="T72">La p</text:span>remière moitié de la garde de l'épée <text:span text:style-name="T72">est</text:span> faite en papagouste. Le porteur est protégé des fortes chaleurs.</text:p>
        </text:list-item>
        <text:list-item>
          <text:p text:style-name="P138"><text:span text:style-name="T72">La s</text:span>econde moitié de la garde de l'épée <text:span text:style-name="T72">est </text:span>faite en ortenaus. Le porteur se souvient de la raison qui l'a poussé à obtenir l'épée. Une inscription sur l'épée défend à quiconque de s'en servir. <text:span text:style-name="T72">E</text:span>lle est destinée au chevalier qui surpassera tous les autres.</text:p>
        </text:list-item>
        <text:list-item>
          <text:p text:style-name="P139">D'autres inscriptions signalent le destin de l'épée.</text:p>
        </text:list-item>
        <text:list-item>
          <text:p text:style-name="P138">Le fourreau est orné de riches décorations, mais pourvue de pauvres attaches. D'autres inscriptions disent que seules les mains d'une reine pourront défaire ces attaches.</text:p>
        </text:list-item>
        <text:list-item>
          <text:p text:style-name="P138">Nascien retourne l'épée. Elle est <text:span text:style-name="T72">vermeille </text:span>de l'autre côté avec des inscriptions noires.</text:p>
        </text:list-item>
        <text:list-item>
          <text:p text:style-name="P138">Le conte s'apprête à parler du lit aux trois fuseaux.</text:p>
        </text:list-item>
      </text:list>
      <text:p text:style-name="P14"/>
      <text:p text:style-name="P14"/>
      <text:p text:style-name="P35">Le rameau de l'arbre du paradis</text:p>
      <text:p text:style-name="P14"/>
      <text:list xml:id="list105037863185587" text:continue-numbering="true" text:style-name="L1">
        <text:list-item>
          <text:p text:style-name="P138">Le lit aux trois fuseaux.</text:p>
        </text:list-item>
        <text:list-item>
          <text:p text:style-name="P138">Les trois couleurs : blanc, rouge et vert.</text:p>
        </text:list-item>
        <text:list-item>
          <text:p text:style-name="P101"><text:span text:style-name="T10">Au moment de cueillir la pomme, Ève emport</text:span><text:span text:style-name="T16">a</text:span><text:span text:style-name="T10"> un rameau de l'arbre.</text:span></text:p>
        </text:list-item>
        <text:list-item>
          <text:p text:style-name="P101"><text:span text:style-name="T10">Ève fich</text:span><text:span text:style-name="T16">a</text:span><text:span text:style-name="T10"> le rameau en terre.</text:span></text:p>
        </text:list-item>
        <text:list-item>
          <text:p text:style-name="P138">Ève <text:span text:style-name="T73">est une</text:span> femme pécheresse.</text:p>
        </text:list-item>
        <text:list-item>
          <text:p text:style-name="P138">Le rameau devint un arbre blanc, symbole d'humilité et de virginité.</text:p>
        </text:list-item>
        <text:list-item>
          <text:p text:style-name="P101"><text:span text:style-name="T10">Adam et Ève plant</text:span><text:span text:style-name="T16">èr</text:span><text:span text:style-name="T10">ent d'autres arbres à partir de celui-là.</text:span></text:p>
        </text:list-item>
        <text:list-item>
          <text:p text:style-name="P101"><text:span text:style-name="T10">Abel na</text:span><text:span text:style-name="T16">qui</text:span><text:span text:style-name="T10">t de leur union sous l'Arbre de Vie.</text:span></text:p>
        </text:list-item>
        <text:list-item>
          <text:p text:style-name="P101"><text:span text:style-name="T40">L'Arbre de Vie devint</text:span><text:span text:style-name="T10"> vert.</text:span></text:p>
        </text:list-item>
        <text:list-item>
          <text:p text:style-name="P101"><text:span text:style-name="T10">Les descendants de l'arbre principal rest</text:span><text:span text:style-name="T16">èr</text:span><text:span text:style-name="T10">ent blancs. </text:span><text:span text:style-name="T40">Le vert signifie la</text:span><text:span text:style-name="T16"> perte de </text:span><text:span text:style-name="T40">la </text:span><text:span text:style-name="T16">virginité ; </text:span><text:span text:style-name="T40">les fleurs la</text:span><text:span text:style-name="T16"> chasteté</text:span><text:span text:style-name="T40"> et la</text:span><text:span text:style-name="T16"> pureté ; </text:span><text:span text:style-name="T40">les f</text:span><text:span text:style-name="T16">ruits </text:span><text:span text:style-name="T40">la</text:span><text:span text:style-name="T16"> vigueur religieuse. Les fleurs et les fruits symbolisent Abel.</text:span></text:p>
        </text:list-item>
        <text:list-item>
          <text:p text:style-name="P140">Caïn tua Abel sous l'Arbre de Vie.</text:p>
        </text:list-item>
        <text:list-item>
          <text:p text:style-name="P140">Caïn <text:span text:style-name="T73">est comparable</text:span> Judas. Caïn condamné par le Seigneur.</text:p>
        </text:list-item>
        <text:list-item>
          <text:p text:style-name="P140">L'Arbre de Vie devint vermeil. <text:span text:style-name="T73">Cette couleur signifie</text:span> le sang d'Abel. Il devint prodigieusement grand et beau, mais ses boutures périssaient.</text:p>
        </text:list-item>
      </text:list>
      <text:p text:style-name="P19"/>
      <text:p text:style-name="P19"/>
      <text:p text:style-name="P36"><text:soft-page-break/>La nef de Salomon</text:p>
      <text:p text:style-name="P19"/>
      <text:list xml:id="list105037968977643" text:continue-numbering="true" text:style-name="L1">
        <text:list-item>
          <text:p text:style-name="P141">L'Arbre de Vie continua d'être célébré par les descendants d'Adam et Ève.</text:p>
        </text:list-item>
        <text:list-item>
          <text:p text:style-name="P141">L'Arbre de Vie et ses descendants survécurent au Déluge.</text:p>
        </text:list-item>
        <text:list-item>
          <text:p text:style-name="P141">Le roi Salomon est très intelligent et très méfiant à l'égard de la ruse féminine.</text:p>
        </text:list-item>
        <text:list-item>
          <text:p text:style-name="P142">Une voix prédit à Salomon la venue d'une femme qui viendra réparer la faute de la première femme.</text:p>
        </text:list-item>
        <text:list-item>
          <text:p text:style-name="P142">Salomon devine que cette femme sera la Vierge Marie. Une voix lui prédit la venue d'un chevalier, dernier de son lignage.</text:p>
        </text:list-item>
        <text:list-item>
          <text:p text:style-name="P103"><text:span text:style-name="T17">S</text:span><text:span text:style-name="T10">alomon est préoccupé par la question.</text:span></text:p>
        </text:list-item>
        <text:list-item>
          <text:p text:style-name="P141">Sa femme lui suggère de construire une nef qui puisse durer quatre mille ans.</text:p>
        </text:list-item>
        <text:list-item>
          <text:p text:style-name="P141">Sa femme lui suggère de prendre l'épée de son père le roi David et de l'orner de pierres précieuses.</text:p>
        </text:list-item>
        <text:list-item>
          <text:p text:style-name="P141">Salomon fait orner l'épée.</text:p>
        </text:list-item>
        <text:list-item>
          <text:p text:style-name="P142">La voix lui assure que nul autre que ce chevalier ne la dégainera.</text:p>
        </text:list-item>
        <text:list-item>
          <text:p text:style-name="P142">La voix lui assure que les attaches seront remplacées par une femme. L'épée sera réparée.</text:p>
        </text:list-item>
        <text:list-item>
          <text:p text:style-name="P141">Salomon dépose l'épée aux pieds du lit et la couronne de son père à la tête du lit. La femme de Salomon fait faire les fuseaux.</text:p>
        </text:list-item>
        <text:list-item>
          <text:p text:style-name="P141">Salomon fait faire les fuseaux en souvenir d'Abel.</text:p>
        </text:list-item>
        <text:list-item>
          <text:p text:style-name="P141">Salomon rédige une lettre à son descendant expliquant la signification des fuseaux. Salomon et sa femme attendent sur la rive que la nef parte.</text:p>
        </text:list-item>
        <text:list-item>
          <text:p text:style-name="P142">Pendant la nuit le Seigneur et les anges viennent bénir la nef et graver les inscriptions. Une voix assure à Salomon que son désir sera accompli.</text:p>
        </text:list-item>
        <text:list-item>
          <text:p text:style-name="P142">La voix chasse Salomon de la nef.</text:p>
        </text:list-item>
        <text:list-item>
          <text:p text:style-name="P141">La nef est emportée par le vent.</text:p>
        </text:list-item>
      </text:list>
      <text:p text:style-name="P15"/>
      <text:p text:style-name="P15"/>
      <text:p text:style-name="P37">La symbolique de la nef de Salomon</text:p>
      <text:p text:style-name="P16"/>
      <text:list xml:id="list105036777375633" text:continue-numbering="true" text:style-name="L1">
        <text:list-item>
          <text:p text:style-name="P143">Nascien pénètre dans la nef de Salomon. Perplexe au sujet de la signification du lit, il est aussitôt jeté à l'eau.</text:p>
        </text:list-item>
        <text:list-item>
          <text:p text:style-name="P144">Nascien se lamente de son incroyance.</text:p>
        </text:list-item>
        <text:list-item>
          <text:p text:style-name="P143">La nef disparaît. Nascien prie le Seigneur de l'éloigner du mal.</text:p>
        </text:list-item>
        <text:list-item>
          <text:p text:style-name="P143">Un homme de bien accoste à bord d'une nacelle.</text:p>
        </text:list-item>
        <text:list-item>
          <text:p text:style-name="P143">L'homme affirme que Calafer est mort misérablement.</text:p>
        </text:list-item>
        <text:list-item>
          <text:p text:style-name="P143">L'homme affirme qu'il a vu Calafer mort le matin même et exhorte Nascien à le croire malgré l'invraisemblance de la situation.</text:p>
        </text:list-item>
        <text:list-item>
          <text:p text:style-name="P143">L'homme explique la signification de la nef.</text:p>
        </text:list-item>
        <text:list-item>
          <text:p text:style-name="P143">La nef signifie l'Église et la mer signifie le monde.</text:p>
        </text:list-item>
        <text:list-item>
          <text:p text:style-name="P143">L'homme explique la signification du lit. Comme la croix, il signifie repos et soulagement.</text:p>
        </text:list-item>
        <text:list-item>
          <text:p text:style-name="P143">L'homme explique la signification des fuseaux. Blanc <text:span text:style-name="T74">signifie</text:span> virginité. Vermeil <text:span text:style-name="T74">signifie</text:span> charité.</text:p>
        </text:list-item>
        <text:list-item>
          <text:p text:style-name="P143">Vert <text:span text:style-name="T74">signifie</text:span> patience.</text:p>
        </text:list-item>
        <text:list-item>
          <text:p text:style-name="P143">L'homme explique que le Fils de Dieu était accompagné de ces trois vertus lors de la Passion. Nascien s'endort.</text:p>
        </text:list-item>
        <text:list-item>
          <text:p text:style-name="P144">Nascien a une vision. Il regrette de s'être endormi pendant le discours de l'homme.</text:p>
        </text:list-item>
      </text:list>
      <text:p text:style-name="P16"/>
      <text:p text:style-name="P16"/>
      <text:p text:style-name="P37">Célidoine et la conversion du roi Label</text:p>
      <text:p text:style-name="P16"/>
      <text:list xml:id="list105036725960875" text:continue-numbering="true" text:style-name="L1">
        <text:list-item>
          <text:p text:style-name="P145">Célidoine atterrit sur une île. Un orage éclate.</text:p>
        </text:list-item>
        <text:list-item>
          <text:p text:style-name="P145">Deux nefs accostent. Le roi Label et son armée débarquent.</text:p>
        </text:list-item>
        <text:list-item>
          <text:p text:style-name="P145">Célidoine va à leur rencontre. C'est un enfant plus mûr que les autres. Il se présente au roi Label.</text:p>
        </text:list-item>
        <text:list-item>
          <text:p text:style-name="P145">Célidoine explique au roi son sauvetage et son arrivée sur l'île.</text:p>
        </text:list-item>
        <text:list-item>
          <text:p text:style-name="P145">Le roi Label ne prend pas Célidoine au sérieux, mais projette de le convertir et de lui donner sa fille en mariage.</text:p>
        </text:list-item>
        <text:list-item>
          <text:p text:style-name="P145">Le roi Label a une vision dans son sommeil. Ses hommes pendant ce temps ont capturé un lion.</text:p>
        </text:list-item>
        <text:list-item>
          <text:p text:style-name="P145">Les conseillers du roi Label ne peuvent pas expliquer sa vision.</text:p>
        </text:list-item>
        <text:list-item>
          <text:p text:style-name="P145">Célidoine explique au roi Label la signification de sa vision.</text:p>
        </text:list-item>
        <text:list-item>
          <text:p text:style-name="P104"><text:span text:style-name="T11">Idem</text:span><text:span text:style-name="T10">.</text:span></text:p>
        </text:list-item>
        <text:list-item>
          <text:p text:style-name="P104"><text:span text:style-name="T11">Idem</text:span><text:span text:style-name="T10">.</text:span></text:p>
        </text:list-item>
        <text:list-item>
          <text:p text:style-name="P145">Célidoine annonce au roi Label qu'il va mourir prochainement et lui rappelle qu'il a commis le meurtre de sa sœur.</text:p>
        </text:list-item>
        <text:list-item>
          <text:p text:style-name="P145">Le roi Label se morfond dans son lit, envahi de pensées.</text:p>
        </text:list-item>
        <text:list-item>
          <text:p text:style-name="P104"><text:span text:style-name="T11">Idem</text:span><text:span text:style-name="T10">.</text:span></text:p>
        </text:list-item>
        <text:list-item>
          <text:p text:style-name="P145">Le roi Label a une seconde vision.</text:p>
        </text:list-item>
        <text:list-item>
          <text:p text:style-name="P104"><text:span text:style-name="T11">Idem</text:span><text:span text:style-name="T10">.</text:span></text:p>
        </text:list-item>
        <text:list-item>
          <text:p text:style-name="P104"><text:span text:style-name="T11">Idem</text:span><text:span text:style-name="T10">.</text:span></text:p>
        </text:list-item>
        <text:list-item>
          <text:p text:style-name="P145">Le roi Label fait venir Célidoine auprès de lui.</text:p>
        </text:list-item>
        <text:list-item>
          <text:p text:style-name="P145">Célidoine fait comprendre au roi qu'il doit mériter le salut.</text:p>
        </text:list-item>
        <text:list-item>
          <text:p text:style-name="P145"><text:soft-page-break/>Célidoine explique au roi une vision qu'il n'a encore dévoilée à personne.</text:p>
        </text:list-item>
        <text:list-item>
          <text:p text:style-name="P104"><text:span text:style-name="T11">Idem</text:span><text:span text:style-name="T10">.</text:span></text:p>
        </text:list-item>
        <text:list-item>
          <text:p text:style-name="P104"><text:span text:style-name="T11">Idem</text:span><text:span text:style-name="T10">.</text:span></text:p>
        </text:list-item>
        <text:list-item>
          <text:p text:style-name="P104"><text:span text:style-name="T11">Idem</text:span><text:span text:style-name="T10">.</text:span></text:p>
        </text:list-item>
        <text:list-item>
          <text:p text:style-name="P145">Célidoine explique au roi une vision que même l<text:span text:style-name="T75">'Histoire</text:span> ne <text:span text:style-name="T75">raconte</text:span> pas.</text:p>
        </text:list-item>
        <text:list-item>
          <text:p text:style-name="P104"><text:span text:style-name="T11">Idem</text:span><text:span text:style-name="T10">.</text:span></text:p>
        </text:list-item>
        <text:list-item>
          <text:p text:style-name="P145">Célidoine apprend au roi que sa sœur est morte chrétienne.</text:p>
        </text:list-item>
        <text:list-item>
          <text:p text:style-name="P146">Le roi Label s'en remet au commandement de Célidoine.</text:p>
        </text:list-item>
        <text:list-item>
          <text:p text:style-name="P146">Les seigneurs du roi refusent de le suivre.</text:p>
        </text:list-item>
        <text:list-item>
          <text:p text:style-name="P146">Célidoine et le roi Label rendent visite à un ermite dans la forêt.</text:p>
        </text:list-item>
        <text:list-item>
          <text:p text:style-name="P146">L'ermite explique au roi la signification d'une de ses visions.</text:p>
        </text:list-item>
        <text:list-item>
          <text:p text:style-name="P105"><text:span text:style-name="T11">Idem</text:span><text:span text:style-name="T10">.</text:span></text:p>
        </text:list-item>
        <text:list-item>
          <text:p text:style-name="P146">Le roi Label est convaincu de la vérité de cette explication.</text:p>
        </text:list-item>
        <text:list-item>
          <text:p text:style-name="P147">L'ermite baptise le roi Label.</text:p>
        </text:list-item>
        <text:list-item>
          <text:p text:style-name="P146">Les seigneurs du roi tentent de s'emparer de Célidoine.</text:p>
        </text:list-item>
        <text:list-item>
          <text:p text:style-name="P146">Le lendemain le roi Label meurt.</text:p>
        </text:list-item>
      </text:list>
      <text:p text:style-name="P17"/>
      <text:p text:style-name="P17"/>
      <text:p text:style-name="P38">Célidoine, Nascien et Mordrain</text:p>
      <text:p text:style-name="P17"/>
      <text:list xml:id="list105037778292444" text:continue-numbering="true" text:style-name="L1">
        <text:list-item>
          <text:p text:style-name="P148">Un des hommes du roi Label propose de mettre Célidoine dans une nef.</text:p>
        </text:list-item>
        <text:list-item>
          <text:p text:style-name="P148">Un autre propose d'y mettre également le lion. Célidoine leur prédit qu'ils mourront.</text:p>
        </text:list-item>
        <text:list-item>
          <text:p text:style-name="P148">Célidoine rencontre sur l'eau la nef de Salomon et y pénètre.</text:p>
        </text:list-item>
        <text:list-item>
          <text:p text:style-name="P148">La nef accoste sur une île. Célidoine retrouve Nascien son père.</text:p>
        </text:list-item>
        <text:list-item>
          <text:p text:style-name="P148">Le vent emporte la nef au large avec Célidoine et Nascien à son bord. Ils accostent sur une île.</text:p>
        </text:list-item>
        <text:list-item>
          <text:p text:style-name="P149">Un géant fonce sur eux. Nascien dégaine l'épée <text:span text:style-name="T76">du lit</text:span> qui se brise aussitôt. Ils s'en remettent à Dieu.</text:p>
        </text:list-item>
        <text:list-item>
          <text:p text:style-name="P149">Nascien finit par trouver une <text:span text:style-name="T76">autre</text:span> épée et tue le géant.</text:p>
        </text:list-item>
        <text:list-item>
          <text:p text:style-name="P148">Une nef accoste avec Mordrain à son bord.</text:p>
        </text:list-item>
        <text:list-item>
          <text:p text:style-name="P148">Mordrain examine l'épée cassée. Les deux morceaux s'assemblent aussitôt.</text:p>
        </text:list-item>
        <text:list-item>
          <text:p text:style-name="P149">Sur l'ordre de Dieu, ils quittent tous les trois la nef de Salomon pour la nef de Mordrain. Au moment de passer, une épée blesse Nascien à l'épaule pour avoir voulu dégainer l'épée de la nef.</text:p>
        </text:list-item>
        <text:list-item>
          <text:p text:style-name="P149">Nascien comprend sa faute et accepte son châtiment avec faveur.</text:p>
        </text:list-item>
      </text:list>
      <text:p text:style-name="P18"/>
      <text:p text:style-name="P18"/>
      <text:p text:style-name="P39">Le périple des messagers</text:p>
      <text:p text:style-name="P18"/>
      <text:list xml:id="list105037366135965" text:continue-numbering="true" text:style-name="L1">
        <text:list-item>
          <text:p text:style-name="P150">Les messagers sont à la recherche de Nascien. Ils arrivent chez un vavasseur païen, à Rokehan, en Égypte.</text:p>
        </text:list-item>
        <text:list-item>
          <text:p text:style-name="P150">Le vavasseur les met en garde quant à leur présence en territoire ennemi. Le plus jeune messager a une vision.</text:p>
        </text:list-item>
        <text:list-item>
          <text:p text:style-name="P151">Dans cette vision, Josephé lui montre Nascien, Mordrain et Célidoine sur leur nef.</text:p>
        </text:list-item>
        <text:list-item>
          <text:p text:style-name="P150">Les messagers décident alors de repartir.</text:p>
        </text:list-item>
        <text:list-item>
          <text:p text:style-name="P150">Sur le chemin, un des messagers meurt de soif. Ils <text:span text:style-name="T77">parviennent</text:span> à une nef remplie de cadavres. Ils y <text:span text:style-name="T77">découvr</text:span>ent également une jeune fille. C'est la fille du roi Label.</text:p>
        </text:list-item>
        <text:list-item>
          <text:p text:style-name="P150">Les messagers décident d'offrir une sépulture à tous ces morts.</text:p>
        </text:list-item>
        <text:list-item>
          <text:p text:style-name="P150">La jeune fille n'a pas d'intention particulière.</text:p>
        </text:list-item>
        <text:list-item>
          <text:p text:style-name="P150">Ils décident donc de l'emmener avec eux. Leur nef s'éloigne de la rive pendant la nuit. Un violent orage éclate. Ils <text:span text:style-name="T77">s'</text:span>échouent sur une côte et deux des messagers meurent.</text:p>
        </text:list-item>
        <text:list-item>
          <text:p text:style-name="P150">Les survivants prient Dieu.</text:p>
        </text:list-item>
        <text:list-item>
          <text:p text:style-name="P107"><text:span text:style-name="T10">La jeune fille promet de se faire chrétienne. Progressant sur l'île </text:span><text:span text:style-name="T20">ils trouvent</text:span><text:span text:style-name="T10"> un mur en ruine.</text:span></text:p>
        </text:list-item>
        <text:list-item>
          <text:p text:style-name="P152">Ils découvrent finalement la maison, le lit et la tombe d'Hippocrate.</text:p>
        </text:list-item>
        <text:list-item>
          <text:p text:style-name="P152">Ils ne connaissent Hippocrate que de réputation.</text:p>
        </text:list-item>
      </text:list>
      <text:p text:style-name="P20"/>
      <text:p text:style-name="P20"/>
      <text:p text:style-name="P40">Histoire d'Hippocrate</text:p>
      <text:p text:style-name="P20"/>
      <text:list xml:id="list105036366259417" text:continue-numbering="true" text:style-name="L1">
        <text:list-item>
          <text:p text:style-name="P152">Le médecin Hippocrate apprend la mort du neveu de l'empereur Auguste César.</text:p>
        </text:list-item>
        <text:list-item>
          <text:p text:style-name="P152">Hippocrate réveille le mort grâce à une plante.</text:p>
        </text:list-item>
        <text:list-item>
          <text:p text:style-name="P152">L'empereur fait ériger une statue en l'honneur d'Hippocrate.</text:p>
        </text:list-item>
        <text:list-item>
          <text:p text:style-name="P152">Hippocrate <text:span text:style-name="T78">multiplie</text:span> des miracles.</text:p>
        </text:list-item>
        <text:list-item>
          <text:p text:style-name="P152">Une femme originaire des Gaules arrive à Rome. Elle affirme qu'Hippocrate est un escroc.</text:p>
        </text:list-item>
        <text:list-item>
          <text:p text:style-name="P152">Hippocrate et la femme se rencontrent au temple. Il en est tout de suite épris.</text:p>
        </text:list-item>
        <text:list-item>
          <text:p text:style-name="P152">Hippocrate lui avoue qu'il l'aime. Elle projette de le tromper.</text:p>
        </text:list-item>
        <text:list-item>
          <text:p text:style-name="P152">De grands sages ont été trompés par la ruse des femmes.</text:p>
        </text:list-item>
        <text:list-item>
          <text:p text:style-name="P152">La femme explique à Hippocrate un système de cordage censé porter de la nourriture au sommet d'une tour grâce à une cuve.</text:p>
        </text:list-item>
        <text:list-item>
          <text:p text:style-name="P152">La femme lui propose de venir la rejoindre à l'aide de ce système.</text:p>
        </text:list-item>
        <text:list-item>
          <text:p text:style-name="P152">La véritable fonction de cette cuve est d'emprisonner les criminels. La nuit tombée Hippocrate <text:span text:style-name="T78">qui n'en sait </text:span><text:soft-page-break/><text:span text:style-name="T78">rien</text:span> s'installe pourtant dans la cuve.</text:p>
        </text:list-item>
        <text:list-item>
          <text:p text:style-name="P152">Hippocrate est pris au piège, aux yeux de tous.</text:p>
        </text:list-item>
        <text:list-item>
          <text:p text:style-name="P152">Le matin, personne ne devine qu'il s'agit du médecin Hippocrate. L'empereur arrive <text:span text:style-name="T78">le</text:span> soir et demande <text:span text:style-name="T78">qui est enfermé dans la cuve</text:span>.</text:p>
        </text:list-item>
        <text:list-item>
          <text:p text:style-name="P152">Apprenant qu<text:span text:style-name="T78">'il s'agit de</text:span> son ami Hippocrate, il le fait délivrer sur le champ.</text:p>
        </text:list-item>
        <text:list-item>
          <text:p text:style-name="P152">Le femme fait peindre un grand panneau pour la honte d'Hippocrate.</text:p>
        </text:list-item>
        <text:list-item>
          <text:p text:style-name="P153">L'empereur fait détruire la statue et le panneau. Hippocrate reste à Rome encore longtemps.</text:p>
        </text:list-item>
        <text:list-item>
          <text:p text:style-name="P153">Un chevalier de passage à Rome raconte les miracles accomplis par Jésus Christ.</text:p>
        </text:list-item>
        <text:list-item>
          <text:p text:style-name="P153">Hippocrate part à la recherche de Jésus Christ. Sur son chemin, il rencontre Antoine le roi de Perse dont le fils est mort récemment.</text:p>
        </text:list-item>
        <text:list-item>
          <text:p text:style-name="P153">Hippocrate examine le corps du fils du roi.</text:p>
        </text:list-item>
        <text:list-item>
          <text:p text:style-name="P153">Hippocrate guérit le fils du roi. Ce dernier part visiter sa fille mariée au roi de Sur sur l'île du Géant.</text:p>
        </text:list-item>
        <text:list-item>
          <text:p text:style-name="P153">Hippocrate reste avec le roi de Sur et se marie avec sa fille. Il s'installe sur une île d'Occident et fait construire un château.</text:p>
        </text:list-item>
        <text:list-item>
          <text:p text:style-name="P153">Hippocrate fait tailler une coupe prodigieuse. Sa femme le haït et projette de la tuer en l'empoisonnant.</text:p>
        </text:list-item>
        <text:list-item>
          <text:p text:style-name="P153">Grâce à la coupe qui a le pouvoir de neutraliser toute forme de poison, Hippocrate échappe à la mort. Hippocrate part visiter le roi de Perse son ami.</text:p>
        </text:list-item>
        <text:list-item>
          <text:p text:style-name="P153">Sa femme parvient finalement à le tuer en l'empoisonnant avec la viande d'une truie en chaleur.</text:p>
        </text:list-item>
        <text:list-item>
          <text:p text:style-name="P153">Hippocrate implore le roi de Perse de porter sa dépouille en sa demeure.</text:p>
        </text:list-item>
        <text:list-item>
          <text:p text:style-name="P153">Hippocrate meurt et le roi le reconduit sur son île. La famille d'Hippocrate y prospérera jusqu'à ce qu'elle soit <text:span text:style-name="T79">assassinée</text:span> par le roi de Babylone.</text:p>
        </text:list-item>
      </text:list>
      <text:p text:style-name="P21"/>
      <text:p text:style-name="P21"/>
      <text:p text:style-name="P41">Retour à Sarras et départ de Nascien</text:p>
      <text:p text:style-name="P21"/>
      <text:list xml:id="list105036589857055" text:continue-numbering="true" text:style-name="L1">
        <text:list-item>
          <text:p text:style-name="P154">Les messagers et la jeune fille se désespèrent de leur situation sur l'île.</text:p>
        </text:list-item>
        <text:list-item>
          <text:p text:style-name="P154">La jeune fille implore <text:span text:style-name="T80">une aide quelconque</text:span>.</text:p>
        </text:list-item>
        <text:list-item>
          <text:p text:style-name="P154">Une nef approche.</text:p>
        </text:list-item>
        <text:list-item>
          <text:p text:style-name="P154">Elle accoste, un homme noir à son bord.</text:p>
        </text:list-item>
        <text:list-item>
          <text:p text:style-name="P154">L'homme noir se nomme Sage Serpent.</text:p>
        </text:list-item>
        <text:list-item>
          <text:p text:style-name="P154">Il propose à la jeune fille de le suivre. <text:span text:style-name="T80">S</text:span>uspicieuse, elle refuse.</text:p>
        </text:list-item>
        <text:list-item>
          <text:p text:style-name="P154">Sage Serpent les menace.</text:p>
        </text:list-item>
        <text:list-item>
          <text:p text:style-name="P154">Sage Serpent repart. Un orage éclate.</text:p>
        </text:list-item>
        <text:list-item>
          <text:p text:style-name="P154">Une petite nef accoste, un vieil homme à son bord.</text:p>
        </text:list-item>
        <text:list-item>
          <text:p text:style-name="P154">Les messagers lui raconte qu'ils ont reçu la visite de Sage Serpent.</text:p>
        </text:list-item>
        <text:list-item>
          <text:p text:style-name="P154">Le vieil homme <text:span text:style-name="T80">les</text:span> assure qu'ils ont échappé à un véritable danger.</text:p>
        </text:list-item>
        <text:list-item>
          <text:p text:style-name="P154">Leur salut viendra de leur espérance dans le Seigneur.</text:p>
        </text:list-item>
        <text:list-item>
          <text:p text:style-name="P154">Le vieil homme et la nef disparaissent. Tous se félicitent du réconfort que ce dernier leur a procuré.</text:p>
        </text:list-item>
        <text:list-item>
          <text:p text:style-name="P154">Une lumière intense illumine la côte.</text:p>
        </text:list-item>
        <text:list-item>
          <text:p text:style-name="P154">Une femme originaire d'Athènes accoste <text:span text:style-name="T80">sur sa nef</text:span> et leur promet secours et plaisirs.</text:p>
        </text:list-item>
        <text:list-item>
          <text:p text:style-name="P154">Elle affirme être païenne. Ils refusent de la suivre et de s'éloigner de leur croyance.</text:p>
        </text:list-item>
        <text:list-item>
          <text:p text:style-name="P154">Ils résistent à la tentation et la femme d'Athènes repart.</text:p>
        </text:list-item>
        <text:list-item>
          <text:p text:style-name="P154">Une petite nef accoste avec à son bord un vieil homme et un lion.</text:p>
        </text:list-item>
        <text:list-item>
          <text:p text:style-name="P108"><text:span text:style-name="T10">Le vieil homme leur promet qu'il retrouveront Nascien, Célidoine et Mordrain s'ils montent à bord. Ils acceptent. Le vieil </text:span><text:span text:style-name="T25">homme</text:span><text:span text:style-name="T10"> leur cède la place sur la nef et reste à terre.</text:span></text:p>
        </text:list-item>
        <text:list-item>
          <text:p text:style-name="P155">La petite nef s'éloigne sur l'eau. Les messagers et la jeune fille retrouvent Nascien, Célidoine et Mordrain et montent sur leur nef. La petite nef avec le lion s'éloigne. Nascien reconnaît que c'est à la <text:span text:style-name="T80">grâce</text:span> du Seigneur qu'ils doivent leurs retrouvailles.</text:p>
        </text:list-item>
        <text:list-item>
          <text:p text:style-name="P156">Ils prient Dieu. La nef les conduit au château de Baruch qui appartient à un fils de Mordrain.</text:p>
        </text:list-item>
        <text:list-item>
          <text:p text:style-name="P155"><text:span text:style-name="T80">En chemin, u</text:span>n homme en robe blanche <text:span text:style-name="T80">approche</text:span> en marchent sur l'eau et guérit la blessure de Nascien.</text:p>
        </text:list-item>
        <text:list-item>
          <text:p text:style-name="P155">L'homme est Hermoine, l'ermite dont Josephé a inhumé le corps dans la cité d'Orberique. Il affirme que Joseph et sa compagnie traverseront la mer pour se rendre en Grande Bretagne.</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text:p>
        </text:list-item>
        <text:list-item>
          <text:p text:style-name="P155">Ils ignorent ce que sont devenus Célidoine et Joseph. <text:span text:style-name="T81">Il p</text:span>rient.</text:p>
        </text:list-item>
        <text:list-item>
          <text:p text:style-name="P157">Pendant son sommeil, une voix ordonne à Nascien de partir.</text:p>
        </text:list-item>
        <text:list-item>
          <text:p text:style-name="P155">Nabor part à la recherche d<text:span text:style-name="T81">e</text:span>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09"><text:span text:style-name="T41">I</text:span><text:span text:style-name="T10">ncapable de se battre, </text:span><text:span text:style-name="T41">Nascien </text:span><text:span text:style-name="T10">prie le Seigneur de le sauver. </text:span><text:span text:style-name="T41">Sur le point de</text:span><text:span text:style-name="T10"> tuer Nascien, Nabor </text:span><text:span text:style-name="T41">tombe</text:span><text:span text:style-name="T10"> foudroyé. Nascien retrouve </text:span><text:span text:style-name="T22">le seigneur de </text:span><text:span text:style-name="T10">Charabel.</text:span></text:p>
        </text:list-item>
        <text:list-item>
          <text:p text:style-name="P158">Le seigneur de Charabel est menacé par Dieu et foudroyé pour avoir tué son propre père dans la nuit.</text:p>
        </text:list-item>
        <text:list-item>
          <text:p text:style-name="P159">Nascien <text:span text:style-name="T81">envoie un message à sa femme Flégentine et lui demande de venir</text:span> édifier des sépultures pour le seigneur de Charabel, Nabor et le géant Pharem. Il retrouve sur la côte la nef de <text:span text:style-name="T81">Salomon</text:span>. Il y est accueilli par une jeune fille.</text:p>
        </text:list-item>
        <text:list-item>
          <text:p text:style-name="P158"><text:soft-page-break/>Il est impossible à la jeune fille de pénétrer dans la nef. Nascien fait le signe de croix et la jeune fille se transforme aussitôt en diable.</text:p>
        </text:list-item>
        <text:list-item>
          <text:p text:style-name="P158">Nascien pénètre à l'intérieur de la nef. Il a une vision.</text:p>
        </text:list-item>
        <text:list-item>
          <text:p text:style-name="P110"><text:span text:style-name="T11">Idem</text:span><text:span text:style-name="T10">.</text:span></text:p>
        </text:list-item>
        <text:list-item>
          <text:p text:style-name="P110"><text:span text:style-name="T11">Idem</text:span><text:span text:style-name="T10">.</text:span></text:p>
        </text:list-item>
        <text:list-item>
          <text:p text:style-name="P158">Au sortir de sa vision Nascien tient <text:span text:style-name="T81">un</text:span> bref entre ses mains. Il y découvre sa descendance.</text:p>
        </text:list-item>
        <text:list-item>
          <text:p text:style-name="P158"><text:span text:style-name="T1">Idem</text:span>.</text:p>
        </text:list-item>
        <text:list-item>
          <text:p text:style-name="P158">Nascien se demande pourquoi le huitième descendant <text:span text:style-name="T81">de son fils</text:span> apparaît sous la forme d'un chien et le neuvième sous la forme d'un lion. Une nef arrive avec un vieil homme à son bord.</text:p>
        </text:list-item>
        <text:list-item>
          <text:p text:style-name="P159">Nascien désire connaître davantage son lignage. Le vieil homme lui reproche sa soif de savoir.</text:p>
        </text:list-item>
        <text:list-item>
          <text:p text:style-name="P158">Nascien reconnaît sa faute et le vieil homme lui explique la signification du lion.</text:p>
        </text:list-item>
        <text:list-item>
          <text:p text:style-name="P194">Le vieil homme lui explique la signification du chien et des trois stades de l'évolution du dernier de ses descendants.</text:p>
        </text:list-item>
      </text:list>
      <text:p text:style-name="P48"/>
      <text:p text:style-name="P48"/>
      <text:p text:style-name="P42">Attente de Flégentine</text:p>
      <text:p text:style-name="P48"/>
      <text:list xml:id="list105037875479106" text:continue-numbering="true" text:style-name="L1">
        <text:list-item>
          <text:p text:style-name="P158">Flégentine vient édifier les <text:span text:style-name="T82">trois </text:span>sépultures. Elle retourne à Lambenic pour y attendre Nascien.</text:p>
        </text:list-item>
        <text:list-item>
          <text:p text:style-name="P158">Flégentine décide d'y rester jusqu'à ce qu'elle reçoive des nouvelles de Nascien.</text:p>
        </text:list-item>
      </text:list>
      <text:p text:style-name="P42"/>
      <text:p text:style-name="P42"/>
      <text:p text:style-name="P42">Traversée miraculeuse de la mer</text:p>
      <text:p text:style-name="P48"/>
      <text:list xml:id="list105036835076313" text:continue-numbering="true" text:style-name="L1">
        <text:list-item>
          <text:p text:style-name="P159">Joseph et sa compagnie traversent les territoires ennemis protégés par <text:span text:style-name="T83">le Seigneur</text:span>.</text:p>
        </text:list-item>
        <text:list-item>
          <text:p text:style-name="P159">Le Seigneur demande à Joseph de coucher avec sa femme.</text:p>
        </text:list-item>
        <text:list-item>
          <text:p text:style-name="P158">Ils conçoivent Galaad. Les compagnons de Joseph ne savent pas comment traverser le mer. Josephé les rassure.</text:p>
        </text:list-item>
        <text:list-item>
          <text:p text:style-name="P160">Josephé sermonne la compagnie et vise ceux qui sont entachés de luxure.</text:p>
        </text:list-item>
        <text:list-item>
          <text:p text:style-name="P158">La compagnie des chrétiens est divisée entre les vertueux et les pécheurs.</text:p>
        </text:list-item>
        <text:list-item>
          <text:p text:style-name="P160"><text:span text:style-name="T83">Le Seigneur</text:span> indique à Josephé comment procéde<text:span text:style-name="T83">r</text:span>.</text:p>
        </text:list-item>
        <text:list-item>
          <text:p text:style-name="P160">Les porteurs du Graal ouvrent la marche. Josephé étend le pan de sa chemise sur l'eau.</text:p>
        </text:list-item>
        <text:list-item>
          <text:p text:style-name="P160">Josephé et les chrétiens vertueux traversent jusqu'en Grande Bretagne. <text:span text:style-name="T83">Le Seigneur</text:span> demande à Josephé d'évangéliser cette nouvelle terre, promise à son lignage.</text:p>
        </text:list-item>
        <text:list-item>
          <text:p text:style-name="P160">Josephé présente le projet d'évangélisation à la compagnie.</text:p>
        </text:list-item>
      </text:list>
      <text:p text:style-name="P48"/>
      <text:p text:style-name="P48"/>
      <text:p text:style-name="P42">Arrivée des chrétiens à Galafort</text:p>
      <text:p text:style-name="P48"/>
      <text:list xml:id="list105037102401230" text:continue-numbering="true" text:style-name="L1">
        <text:list-item>
          <text:p text:style-name="P161">Nascien a une vision. Un homme de bien lui dit qu'il ne verra plus le bref et qu'il traversera bientôt la mer pour rejoindre la Grande Bretagne.</text:p>
        </text:list-item>
        <text:list-item>
          <text:p text:style-name="P161">Nascien rencontre en mer, pendant la nuit, un navire provenant de la cité de Cordes qui <text:span text:style-name="T84">part</text:span> en guerre. <text:span text:style-name="T84">Les soldats</text:span> donnent des vivres à Nascien pour l'hiver. Au début de l'été, il accoste au port où attendaient les compagnons pécheurs de Josephé.</text:p>
        </text:list-item>
        <text:list-item>
          <text:p text:style-name="P161">Ils pénètrent dans la nef et découvre Nascien.</text:p>
        </text:list-item>
        <text:list-item>
          <text:p text:style-name="P161">Nascien reconnaît Clamacidès.</text:p>
        </text:list-item>
        <text:list-item>
          <text:p text:style-name="P162">Clamacidès lui raconte le périple de la compagnie.</text:p>
        </text:list-item>
        <text:list-item>
          <text:p text:style-name="P161">Tous rejoignent le reste de la compagnie en Grande Bretagne. Nascien raconte ses aventures à Josephé.</text:p>
        </text:list-item>
        <text:list-item>
          <text:p text:style-name="P161">Ils achètent des pains à une vielle femme mais en nombre insuffisant.</text:p>
        </text:list-item>
        <text:list-item>
          <text:p text:style-name="P163">Josephé sermonne la compagnie car le manque de nourriture signifie que tous ne sont pas vertueux.</text:p>
        </text:list-item>
        <text:list-item>
          <text:p text:style-name="P164">À l'aide du Graal, Josephé multiplie les pains. C'est le premier miracle lié au Graal en Grande Bretagne.</text:p>
        </text:list-item>
        <text:list-item>
          <text:p text:style-name="P161">Ils arrivent à Galafort.</text:p>
        </text:list-item>
        <text:list-item>
          <text:p text:style-name="P162">Célidoine, arrivé il y a quelques temps déjà, tente de convaincre le seigneur de Galafort au sujet de la foi chrétienne. Les habitants de Galafort sont surpris de les voir tous arriver pieds nus.</text:p>
        </text:list-item>
        <text:list-item>
          <text:p text:style-name="P165">Nascien retrouve Célidoine.</text:p>
        </text:list-item>
        <text:list-item>
          <text:p text:style-name="P166">Célidoine présente au duc Ganor la compagnie des chrétiens.</text:p>
        </text:list-item>
        <text:list-item>
          <text:p text:style-name="P195"><text:span text:style-name="T23">L</text:span><text:span text:style-name="T10">e duc donne rendez-vous au lendemain pour la session durent laquelle Célidoine défendra les valeurs et </text:span><text:span text:style-name="T43">les </text:span><text:span text:style-name="T10">principes chrétiens. Célidoine dit avoir rencontré un ermite.</text:span></text:p>
        </text:list-item>
      </text:list>
      <text:p text:style-name="P49"/>
      <text:p text:style-name="P49"/>
      <text:p text:style-name="P43">Victoire sur le roi de Northumberland</text:p>
      <text:p text:style-name="P49"/>
      <text:list xml:id="list105037045156123" text:continue-numbering="true" text:style-name="L1">
        <text:list-item>
          <text:p text:style-name="P165">Le duc Ganor a une vision.</text:p>
        </text:list-item>
        <text:list-item>
          <text:p text:style-name="P165">Il convoque les chrétiens pour lui expliquer cette vision.</text:p>
        </text:list-item>
        <text:list-item>
          <text:p text:style-name="P164">Josephé explique au duc Ganor la signification de sa vision.</text:p>
        </text:list-item>
        <text:list-item>
          <text:p text:style-name="P165">Lucan, savant du duc, renie la Vierge Marie. Il meurt aussitôt après que Josephé l'ait accusé de mensonge.</text:p>
        </text:list-item>
        <text:list-item>
          <text:p text:style-name="P165">Josephé est sur le point de raconter une histoire que le duc a vécu enfant.</text:p>
        </text:list-item>
        <text:list-item>
          <text:p text:style-name="P164"><text:soft-page-break/>Josephé raconte l'histoire que le duc a vécu enfant.</text:p>
        </text:list-item>
        <text:list-item>
          <text:p text:style-name="P195"><text:span text:style-name="T11">Idem</text:span><text:span text:style-name="T10">.</text:span></text:p>
        </text:list-item>
        <text:list-item>
          <text:p text:style-name="P164">Josephé explique au duc Ganor la signification ce qu'il a vécu enfant.</text:p>
        </text:list-item>
        <text:list-item>
          <text:p text:style-name="P195"><text:span text:style-name="T11">Idem</text:span><text:span text:style-name="T10">.</text:span></text:p>
        </text:list-item>
        <text:list-item>
          <text:p text:style-name="P195"><text:span text:style-name="T11">Idem</text:span><text:span text:style-name="T10">.</text:span></text:p>
        </text:list-item>
        <text:list-item>
          <text:p text:style-name="P167">Le duc Ganor et ses hommes demandent le baptême.</text:p>
        </text:list-item>
        <text:list-item>
          <text:p text:style-name="P164">Josephé baptise le duc et son peuple. Les récalcitrants sont mis sur un navire qui finalement chavire dans une tempête.</text:p>
        </text:list-item>
        <text:list-item>
          <text:p text:style-name="P165">Les disparus sont retrouvés gisant sur la plages le lendemain.</text:p>
        </text:list-item>
        <text:list-item>
          <text:p text:style-name="P168">Josephé demande au duc Ganor de construire la Tour des Prodiges en guise de sépulture à tous ces morts.</text:p>
        </text:list-item>
        <text:list-item>
          <text:p text:style-name="P165">Galaad, fils de Joseph et de sa femme naît. Le roi de Northumberland convoque le duc Ganor.</text:p>
        </text:list-item>
        <text:list-item>
          <text:p text:style-name="P165">Josephé suggère au duc d'avouer au roi qu'il s'est rangé à la loi chrétienne.</text:p>
        </text:list-item>
        <text:list-item>
          <text:p text:style-name="P165">Les émissaires du roi menacent le duc Ganor.</text:p>
        </text:list-item>
        <text:list-item>
          <text:p text:style-name="P165">Le roi part avec son armée pour assiéger Galafort.</text:p>
        </text:list-item>
        <text:list-item>
          <text:p text:style-name="P169">Le duc Ganor demande conseil à Nascien qui lui suggère d'attaquer sur le champ.</text:p>
        </text:list-item>
        <text:list-item>
          <text:p text:style-name="P165">L'armée du duc attaque celle du roi par surprise.</text:p>
        </text:list-item>
        <text:list-item>
          <text:p text:style-name="P165">Nascien fait des prodiges et affronte le roi de Northumberland.</text:p>
        </text:list-item>
        <text:list-item>
          <text:p text:style-name="P169">Nascien tue le roi qui refuse de se rendre.</text:p>
        </text:list-item>
        <text:list-item>
          <text:p text:style-name="P196"><text:span text:style-name="T10">Les chrétiens sont convaincus que Dieu les soutenait dans la bataille </text:span><text:span text:style-name="T24">et qu'ils étaient investis de la puissance de Jésus Christ.</text:span></text:p>
        </text:list-item>
      </text:list>
      <text:p text:style-name="P49"/>
      <text:p text:style-name="P49"/>
      <text:p text:style-name="P44">Progression de Norgales vers l'Écosse</text:p>
      <text:p text:style-name="P54"/>
      <text:list xml:id="list105036524934744" text:continue-numbering="true" text:style-name="L1">
        <text:list-item>
          <text:p text:style-name="P197">Josephé et sa compagnie quittent Galafort. Célidoine, Nascien et des chevaliers y restent. La compagnie des chrétiens est faite prisonnière par le roi Crudel.</text:p>
        </text:list-item>
        <text:list-item>
          <text:p text:style-name="P197">Dieu leur assure qu'ils seront vengés.</text:p>
        </text:list-item>
        <text:list-item>
          <text:p text:style-name="P197">Resté à Sarras, Mordrain a une vision du Seigneur qui lui demande de partir pour la Grande Bretagne <text:span text:style-name="T55">et de le venger du roi Crudel</text:span>.</text:p>
        </text:list-item>
        <text:list-item>
          <text:p text:style-name="P197">Mordrain part avec ses chevaliers mais oublie l'écu blanc.</text:p>
        </text:list-item>
        <text:list-item>
          <text:p text:style-name="P197">Un écuyer retourne chercher l'écu.</text:p>
        </text:list-item>
        <text:list-item>
          <text:p text:style-name="P197">Ils partent à bord d'une nef et essuient une terrible tempête. Ils prient.</text:p>
        </text:list-item>
        <text:list-item>
          <text:p text:style-name="P197">Le Seigneur leur ordonne de chasser l’ennemi du bateau. L'eau bénite fait aussitôt fuir le diable.</text:p>
        </text:list-item>
        <text:list-item>
          <text:p text:style-name="P197">Mordrain interroge un ermite mystérieux.</text:p>
        </text:list-item>
        <text:list-item>
          <text:p text:style-name="P197">L'ermite explique à Mordrain la raison de cette tempête. Un homme coupable de luxure avait embarqué.</text:p>
        </text:list-item>
        <text:list-item>
          <text:p text:style-name="P197">Cet épisode est une leçon exemplaire.</text:p>
        </text:list-item>
        <text:list-item>
          <text:p text:style-name="P197">Mordrain accoste en Grande Bretagne et retrouve Clamacidès et Aaron.</text:p>
        </text:list-item>
        <text:list-item>
          <text:p text:style-name="P197">Nascien, le duc Ganor et leur compagnie arrivent.</text:p>
        </text:list-item>
        <text:list-item>
          <text:p text:style-name="P211">Tous sont heureux de se retrouver.</text:p>
        </text:list-item>
        <text:list-item>
          <text:p text:style-name="P197">Nascien et Célidoine racontent leur périple. Célidoine avait été guidé par un homme jusqu'à Galafort.</text:p>
        </text:list-item>
        <text:list-item>
          <text:p text:style-name="P197">L'homme avait ramené le duc Ganor à la raison, alors qu'il était sur le point de noyer un de ses petits-fils.</text:p>
        </text:list-item>
        <text:list-item>
          <text:p text:style-name="P197">Célidoine est resté à Galafort jusqu'à l'arrivée de Josephé et sa compagnie.</text:p>
        </text:list-item>
        <text:list-item>
          <text:p text:style-name="P197">Nascien raconte l'épisode du géant Pharem.</text:p>
        </text:list-item>
        <text:list-item>
          <text:p text:style-name="P198">Mordrain apprend ce qui est arrivé aux autres chrétiens et décide de partir en guerre contre le roi Crudel.</text:p>
        </text:list-item>
        <text:list-item>
          <text:p text:style-name="P198">Les deux armées s'affrontent. Nascien fait des prodiges. Le duc Ganor tue le roi Crudel.</text:p>
        </text:list-item>
        <text:list-item>
          <text:p text:style-name="P199">Les chevaliers du roi Crudel fuient à l'arrivée de Nascien qui délivre aussitôt Mordrain.</text:p>
        </text:list-item>
        <text:list-item>
          <text:p text:style-name="P198">Les chevaliers chrétiens vont délivrer Josephé et sa compagnie. Mordrain est blessé.</text:p>
        </text:list-item>
        <text:list-item>
          <text:p text:style-name="P200">Josephé affirme que Dieu était présent dans la bataille. Mordrain est paralysé et aveuglé pour avoir voulu approcher le Graal.</text:p>
        </text:list-item>
        <text:list-item>
          <text:p text:style-name="P201"><text:span text:style-name="T10">Le Seigneur s'adresse à Mordrain. Il sera guérit le jour où de la venue d</text:span><text:span text:style-name="T27">e Galaad</text:span><text:span text:style-name="T10">.</text:span></text:p>
        </text:list-item>
        <text:list-item>
          <text:p text:style-name="P199"><text:span text:style-name="T26">C</text:span><text:span text:style-name="T10">élidoine et la fille du roi Label se marient. Mordrain désire se retirer du monde et vivre en ermite.</text:span></text:p>
        </text:list-item>
        <text:list-item>
          <text:p text:style-name="P170">Mordrain fait ses adieux, se rend dans un ermitage et y fait bâtir une abbaye.</text:p>
        </text:list-item>
        <text:list-item>
          <text:p text:style-name="P171">Nascien reste à Galafort. Josephé et sa compagnie se rendent à Camaalot où ils convertissent le peuple.</text:p>
        </text:list-item>
        <text:list-item>
          <text:p text:style-name="P172">Le roi Agreste fait semblant de se convertir et machine en secret une riposte contre les chrétiens.</text:p>
        </text:list-item>
        <text:list-item>
          <text:p text:style-name="P172">Il projette avec Lançoive, un de ses dignitaires, d'assassiner ses dignitaires convertis.</text:p>
        </text:list-item>
        <text:list-item>
          <text:p text:style-name="P172">Le roi martyrise douze chrétiens.</text:p>
        </text:list-item>
        <text:list-item>
          <text:p text:style-name="P173"><text:span text:style-name="T85">Le roi</text:span> brûle une croix chrétienne. Il devient aussitôt fou et se tue. La croix salie par le sang du premier martyre devient la Croix Noire et le restera jusqu'à la venue de Galaad.</text:p>
        </text:list-item>
        <text:list-item>
          <text:p text:style-name="P202"><text:span text:style-name="T26">L</text:span><text:span text:style-name="T10">es corps des martyres sont inhumés dans une chapelle et le temple païen est détruit.</text:span></text:p>
        </text:list-item>
        <text:list-item>
          <text:p text:style-name="P174">Josephé explique à Bron la raison de la place vide à leur table.</text:p>
        </text:list-item>
        <text:list-item>
          <text:p text:style-name="P175">Moïse projette de s'y asseoir et envoie ses compagnons prévenir Josephé.</text:p>
        </text:list-item>
        <text:list-item>
          <text:p text:style-name="P175">Le lendemain Moïse s'assoit à la place laissée vide et sept mains enflammées l'emportent aussitôt dans une forêt.</text:p>
        </text:list-item>
        <text:list-item>
          <text:p text:style-name="P175">Ses compagnons sauront bientôt où se trouve Moïse. Bron convoque ses fils auprès de Josephé.</text:p>
        </text:list-item>
        <text:list-item>
          <text:p text:style-name="P174">Josephé en marie onze et investi le douzième de la mission de garder le Graal. Josephé continue d'évangéliser le territoire de Grande Bretagne.</text:p>
        </text:list-item>
        <text:list-item>
          <text:p text:style-name="P175">Arrivée au bord d'un étang, la compagnie se repose pour manger. Le Graal rassasie les vertueu<text:span text:style-name="T85">x </text:span><text:soft-page-break/><text:span text:style-name="T85">contrairement aux pécheurs qui souffrent de la faim.</text:span></text:p>
        </text:list-item>
        <text:list-item>
          <text:p text:style-name="P175">Josephé appelle le douzième fils de Bron. Il s'appelle Alain le Gros.</text:p>
        </text:list-item>
        <text:list-item>
          <text:p text:style-name="P175">Josephé demande à Alain d'aller pêcher dans l'étang <text:span text:style-name="T86">et de porter le fruit de sa pêche</text:span> devant le Graal. Les morceaux de poisson se multiplient. <text:span text:style-name="T86">En mémoire de ce miracle, </text:span>Alain le Gros est surnommé le Riche Pêcheur. Joseph décide de quitter la compagnie.</text:p>
        </text:list-item>
        <text:list-item>
          <text:p text:style-name="P175">Joseph croise sur son chemin un seigneur sarrasin dont le frère est blessé. Joseph propose de le guérir avec l'aide d<text:span text:style-name="T86">u Seigneur</text:span>.</text:p>
        </text:list-item>
        <text:list-item>
          <text:p text:style-name="P202"><text:span text:style-name="T10">Joseph et le seigneur arrivent à une cité. Un lion surgit et tue le seigneur. Joseph est par le châtelain </text:span><text:span text:style-name="T44">qui le frappe </text:span><text:span text:style-name="T10">d'un coup d'épée </text:span><text:span text:style-name="T28">dont un bout de la lame reste </text:span><text:span text:style-name="T10">dans </text:span><text:span text:style-name="T44">s</text:span><text:span text:style-name="T10">a cuisse. </text:span><text:span text:style-name="T44">Il est accusé et</text:span><text:span text:style-name="T10"> fait prisonnier.</text:span></text:p>
        </text:list-item>
        <text:list-item>
          <text:p text:style-name="P175">Joseph propose de guérir les malades et de commencer par le frère du seigneur.</text:p>
        </text:list-item>
        <text:list-item>
          <text:p text:style-name="P202"><text:span text:style-name="T10">Joseph, afin de prouver la puissance du Seigneur, fait venir le cadavre du seigneur </text:span><text:span text:style-name="T28">tué par le lion</text:span><text:span text:style-name="T10">.</text:span></text:p>
        </text:list-item>
        <text:list-item>
          <text:p text:style-name="P176">Tous se rendent à la mosquée. Joseph <text:span text:style-name="T56">demande </text:span>au Seigneur de se manifester.</text:p>
        </text:list-item>
        <text:list-item>
          <text:p text:style-name="P175">Toutes les idoles païennes sont détruites par la foudre.</text:p>
        </text:list-item>
        <text:list-item>
          <text:p text:style-name="P177">Le frère du seigneur tué par le lion, Mategrant, demande à Joseph qui il est.</text:p>
        </text:list-item>
        <text:list-item>
          <text:p text:style-name="P178">Joseph prie le Seigneur de ressusciter le corps du seigneur. Ce dernier retrouve la vie et Mategrant promet aussitôt de se convertir.</text:p>
        </text:list-item>
        <text:list-item>
          <text:p text:style-name="P178">Joseph guérit Mategrant et extrait de se propre cuisse le morceau d'épée. Jamais cette épée ne se ressoudera pas avant la venue de Galaad.</text:p>
        </text:list-item>
        <text:list-item>
          <text:p text:style-name="P203"><text:span text:style-name="T26">J</text:span><text:span text:style-name="T10">oseph </text:span><text:span text:style-name="T44">reprend la route et </text:span><text:span text:style-name="T10">rencontre ses compagnons dans la forêt de Darmantes. Ils ne peuvent traverser la rivière. Joseph</text:span><text:span text:style-name="T37">é</text:span><text:span text:style-name="T10"> leur demande de se prosterner et de prier Dieu.</text:span></text:p>
        </text:list-item>
        <text:list-item>
          <text:p text:style-name="P177">Un cerf blanc et quatre lions apparaissent. Toute la compagnie traverse la rivière sauf Chanaan.</text:p>
        </text:list-item>
        <text:list-item>
          <text:p text:style-name="P179">Josephé explique aux autres que Chanaan n'est pas purifié de ses péchés.</text:p>
        </text:list-item>
        <text:list-item>
          <text:p text:style-name="P179">Josephé annonce à Chanaan que des mariniers viendront le faire traverser.</text:p>
        </text:list-item>
        <text:list-item>
          <text:p text:style-name="P177">Chanaan traverse avec des mariniers de passage.</text:p>
        </text:list-item>
        <text:list-item>
          <text:p text:style-name="P177">Dès que Chanaan est de l'autre côté, un tourbillon emporte les mariniers et leur embarcation.</text:p>
        </text:list-item>
        <text:list-item>
          <text:p text:style-name="P179">Josephé explique la signification du cerf et des lions : le Christ et les quatre évangélistes.</text:p>
        </text:list-item>
        <text:list-item>
          <text:p text:style-name="P203"><text:span text:style-name="T24">L</text:span><text:span text:style-name="T10">a compagnie arrive à une maison au creux d'une vallée.</text:span></text:p>
        </text:list-item>
        <text:list-item>
          <text:p text:style-name="P177">Ils découvrent qu'un homme est prisonnier d'un grand feu pour s'être assis où il ne fallait pas.</text:p>
        </text:list-item>
        <text:list-item>
          <text:p text:style-name="P177">Cet homme sera délivré au moment de la venue de Galaad.</text:p>
        </text:list-item>
        <text:list-item>
          <text:p text:style-name="P180">Siméon reconnaît Moïse. Ce dernier avertit la compagnie de ne jamais contredire le Seigneur.</text:p>
        </text:list-item>
        <text:list-item>
          <text:p text:style-name="P180">Josephé et Alain prient afin de diminuer la douleur de Moïse en attendant sa libération finale.</text:p>
        </text:list-item>
        <text:list-item>
          <text:p text:style-name="P181">Moïse est dans l'attente de Galaad.</text:p>
        </text:list-item>
        <text:list-item>
          <text:p text:style-name="P180">Siméon et Chanaan sont les seuls à ne pas être rassasiés par le Graal et décident de se venger de leurs frères.</text:p>
        </text:list-item>
        <text:list-item>
          <text:p text:style-name="P180">Siméon et Chanaan sont sur le point de commettre une grande impiété.</text:p>
        </text:list-item>
        <text:list-item>
          <text:p text:style-name="P180">Chanaan tue ses douze frères dans la nuit. Siméon s'apprête à faire de même avec Pierre <text:span text:style-name="T86">son cousin</text:span> pendant que Chanaan l'attend sous un figuier.</text:p>
        </text:list-item>
        <text:list-item>
          <text:p text:style-name="P180">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80">Chanaan avoue que c'est par jalousie qu'il s'est vengé de ses frères. Josephé laisse les gens de sa compagnie décider du sort de Siméon et Chanaan.</text:p>
        </text:list-item>
        <text:list-item>
          <text:p text:style-name="P180">Ils décident de les enterrer vivants. Siméon est emporté par deux hommes volants enflammés.</text:p>
        </text:list-item>
      </text:list>
      <text:p text:style-name="P50"/>
      <text:p text:style-name="P50"/>
      <text:p text:style-name="P45">Ensevelissement de Chanaan et départ de Pierre</text:p>
      <text:p text:style-name="P50"/>
      <text:list xml:id="list105037621485650" text:continue-numbering="true" text:style-name="L1">
        <text:list-item>
          <text:p text:style-name="P182">Chanaan est enseveli jusqu'aux épaules.</text:p>
        </text:list-item>
        <text:list-item>
          <text:p text:style-name="P182">Chanaan accepte avec piété son châtiment et demande d'ériger des tombes pour ses douze frères assassinés.</text:p>
        </text:list-item>
        <text:list-item>
          <text:p text:style-name="P182">Les gens de la compagnie érigent douze tombes et <text:span text:style-name="T87">y</text:span> déposent <text:span text:style-name="T87">l'épée de chaque chevalier</text:span>.</text:p>
        </text:list-item>
        <text:list-item>
          <text:p text:style-name="P182">Pierre souffre de sa plaie qui empire.</text:p>
        </text:list-item>
        <text:list-item>
          <text:p text:style-name="P182">Le lendemain les épées sont retrouvées plantées pointe en bas sur les tombes. La tombe de Chanaan brûle.</text:p>
        </text:list-item>
        <text:list-item>
          <text:p text:style-name="P183">Josephé assure à la compagnie que Chanaan sera délivré par Lancelot. Quant à Siméon et Moïse, ils le seront par Galaad.</text:p>
        </text:list-item>
        <text:list-item>
          <text:p text:style-name="P204"><text:span text:style-name="T29">P</text:span><text:span text:style-name="T10">ierre, à cause de sa blessure reste avec Pharam </text:span><text:span text:style-name="T45">qui tente de la guérir</text:span><text:span text:style-name="T10">. Mais Pierre </text:span><text:span text:style-name="T45">décide</text:span><text:span text:style-name="T10"> finalement partir.</text:span></text:p>
        </text:list-item>
        <text:list-item>
          <text:p text:style-name="P182">Pharam le porte vers la côte où l'attend une nacelle. Pierre embarque et disparaît.</text:p>
        </text:list-item>
      </text:list>
      <text:p text:style-name="P51"/>
      <text:p text:style-name="P51"/>
      <text:p text:style-name="P46">Pierre au royaume d'Orcanie</text:p>
      <text:p text:style-name="P55"/>
      <text:list xml:id="list105036412367937" text:continue-numbering="true" text:style-name="L1">
        <text:list-item>
          <text:p text:style-name="P184">Pierre débarque sur l'île du château du seigneur Orcan. La fille du seigneur le trouve allongé dans la nef.</text:p>
        </text:list-item>
        <text:list-item>
          <text:p text:style-name="P184">La jeune fille lui promet de faire le nécessaire pour le guérir malgré la menace païenne.</text:p>
        </text:list-item>
        <text:list-item>
          <text:p text:style-name="P184">Ses suivantes l'aident à emporter Pierre.</text:p>
        </text:list-item>
        <text:list-item>
          <text:p text:style-name="P184">La jeune fille mène Pierre chez elle et fait venir un médecin chrétien emprisonné au château.</text:p>
        </text:list-item>
        <text:list-item>
          <text:p text:style-name="P184">Le médecin chrétien <text:span text:style-name="T88">parvient à</text:span> guérir Pierre. Un traître empoisonne le fils du roi Méréam venu rendre visite au roi Orcan. Le roi Orcan est accusé de meurtre par le roi Méréam.</text:p>
        </text:list-item>
        <text:list-item>
          <text:p text:style-name="P184">Le frère du roi Orcan refuse de se battre pour lui. Ce dernier met au point un stratagème.</text:p>
        </text:list-item>
        <text:list-item>
          <text:p text:style-name="P184">Il fait alors semblant de s'aliter, donne rendez-vous <text:span text:style-name="T88">sous un pin</text:span> à douze des meilleurs chevaliers de son <text:soft-page-break/>pays <text:span text:style-name="T88">pour affronter un mystérieux chevalier. Ce chevalier est en fait le roi Orcan. Celui-ci</text:span> affrontent tous <text:span text:style-name="T88">les chevaliers </text:span>en combat singulier. Il les bat tous et leur ordonne de se rendre.</text:p>
        </text:list-item>
        <text:list-item>
          <text:p text:style-name="P184">Le lendemain les chevaliers abattus se rendent à Orcan. Le roi est à la recherche d'un chevalier capable d'abattre le mystérieux chevalier au Pin.</text:p>
        </text:list-item>
        <text:list-item>
          <text:p text:style-name="P184">Pierre est volontaire.</text:p>
        </text:list-item>
        <text:list-item>
          <text:p text:style-name="P184">Pierre et le roi Orcan se retrouvent <text:span text:style-name="T88">au</text:span> Pin. Pierre désarçonne le roi Orcan.</text:p>
        </text:list-item>
        <text:list-item>
          <text:p text:style-name="P184">Pierre le bat aussi à l'épée. Orcan lui avoue aussitôt être roi.</text:p>
        </text:list-item>
        <text:list-item>
          <text:p text:style-name="P184">Le roi Orcan se présente. Pierre lui raconte son histoire et accepte d'affronter Méréam.</text:p>
        </text:list-item>
        <text:list-item>
          <text:p text:style-name="P184">Le roi Orcan et Pierre rentrent au château.</text:p>
        </text:list-item>
        <text:list-item>
          <text:p text:style-name="P184">Le roi Orcan présente Pierre au roi Luce le jour du combat.</text:p>
        </text:list-item>
        <text:list-item>
          <text:p text:style-name="P184">Pierre tue Méréam. Le roi Luce désire connaître Pierre.</text:p>
        </text:list-item>
        <text:list-item>
          <text:p text:style-name="P184">Pierre demande au roi Orcan de se faire chrétien en récompense de ses services.</text:p>
        </text:list-item>
        <text:list-item>
          <text:p text:style-name="P205"><text:span text:style-name="T10">Le roi Orcan se convertit et devient Lamec. </text:span><text:span text:style-name="T31">Il fait édifier une cité du nom d'Orcanie. Lamec demande à Pierre de prendre sa fille pour épouse et l'investi de tout son territoire.</text:span></text:p>
        </text:list-item>
        <text:list-item>
          <text:p text:style-name="P185">Pierre et la fille de Lamec se marient. Le roi Luce, convaincu par Pierre, se convertit. L'auteur fait référence à Robert de Boron et énumère la descendance de Pierre.</text:p>
        </text:list-item>
        <text:list-item>
          <text:p text:style-name="P186">L'auteur énumère les fils du roi Arthur.</text:p>
        </text:list-item>
      </text:list>
      <text:p text:style-name="P52"/>
      <text:p text:style-name="P52"/>
      <text:p text:style-name="P47">Galaad roi de Hocelice</text:p>
      <text:p text:style-name="P52"/>
      <text:list xml:id="list105037347565694" text:continue-numbering="true" text:style-name="L1">
        <text:list-item>
          <text:p text:style-name="P186">Après quinze ans de pérégrination sur le territoire de Grande Bretagne, Josephé revient à Galafort.</text:p>
        </text:list-item>
        <text:list-item>
          <text:p text:style-name="P186">Josephé retrouve Galaad son frère.</text:p>
        </text:list-item>
        <text:list-item>
          <text:p text:style-name="P187">Josephé investit Galaad de la fonction de roi de Hocelice.</text:p>
        </text:list-item>
        <text:list-item>
          <text:p text:style-name="P186">Josephé couronne Galaad à Palagre. Le pays de Hocelice devient le pays de Galles. L'auteur énumère la descendance de Galaad.</text:p>
        </text:list-item>
        <text:list-item>
          <text:p text:style-name="P186">Un jour que Galaad chevauchait à la nuit tombée, il découvre un feu.</text:p>
        </text:list-item>
        <text:list-item>
          <text:p text:style-name="P186">Il s'agit du feu dans lequel est emprisonné Siméon. Ce dernier implore Galaad de faire construire une abbaye à proximité pour apaiser ses douleurs.</text:p>
        </text:list-item>
        <text:list-item>
          <text:p text:style-name="P186">Siméon lui prédit la venue de Galaad. Galaad fait donc construire une abbaye dans laquelle il sera lui-même inhumé une fois fois mort.</text:p>
        </text:list-item>
      </text:list>
      <text:p text:style-name="P52"/>
      <text:p text:style-name="P52"/>
      <text:p text:style-name="P47">Mort de Josephé</text:p>
      <text:p text:style-name="P52"/>
      <text:list xml:id="list105037355886809" text:continue-numbering="true" text:style-name="L1">
        <text:list-item>
          <text:p text:style-name="P206"><text:span text:style-name="T10">Après avoir couronné Galaad, Josephé rentre à Galafort. Il y apprend que Joseph son père est mort et décide de se rendre à l'abbaye de Mordrain. </text:span><text:span text:style-name="T32">Le Seigneur fait savoir à Josephé qu'il mourra le lendemain.</text:span></text:p>
        </text:list-item>
        <text:list-item>
          <text:p text:style-name="P186">Mordrain demande à Josephé quelque chose en souvenir.</text:p>
        </text:list-item>
        <text:list-item>
          <text:p text:style-name="P187">Josephé trace une croix de son propre sang sur l'écu de Mordrain. Seul Galaad pourra se servir de cet écu. Le lendemain Josephé meurt et est inhumé dans l'abbaye de Mordrain.</text:p>
        </text:list-item>
      </text:list>
      <text:p text:style-name="P52"/>
      <text:p text:style-name="P52"/>
      <text:p text:style-name="P56"><text:span text:style-name="T29">A</text:span><text:span text:style-name="T10">lain à Corbénic</text:span></text:p>
      <text:p text:style-name="P52"/>
      <text:list xml:id="list105036059097691" text:continue-numbering="true" text:style-name="L1">
        <text:list-item>
          <text:p text:style-name="P188"><text:span text:style-name="T89">À</text:span> la mort de Josephé, <text:span text:style-name="T89">Alain</text:span> est inquiet et triste de perdre son guide et gardien.</text:p>
        </text:list-item>
        <text:list-item>
          <text:p text:style-name="P188">Josephé confie le Graal à Alain. Alain et ses frères quittent alors Galafort et se rendent en Terre Forraine.</text:p>
        </text:list-item>
        <text:list-item>
          <text:p text:style-name="P189">Les gens y sont surpris de les voir arriver pieds nus et pauvrement vêtus. Le roi Kalafé demande à Alain s'il peut le guérir de la lèpre.</text:p>
        </text:list-item>
        <text:list-item>
          <text:p text:style-name="P207"><text:span text:style-name="T30">A</text:span><text:span text:style-name="T10">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text:span><text:span text:style-name="T46">e</text:span><text:span text:style-name="T10"> zèle, le roi fait tuer tous les réticents à la loi chrétienne.</text:span></text:p>
        </text:list-item>
        <text:list-item>
          <text:p text:style-name="P189">Alfasem donne sa fille en mariage à Josué, le frère d'Alain et fait construire le château de Corbénic pour y abriter le Graal.</text:p>
        </text:list-item>
        <text:list-item>
          <text:p text:style-name="P18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08"><text:span text:style-name="T10">Le roi Alfasem apprend la nouvelle </text:span><text:span text:style-name="T33">à </text:span><text:span text:style-name="T10">ses barons </text:span><text:span text:style-name="T33">et les avertit que nul ne doit plus y pénétrer.</text:span></text:p>
        </text:list-item>
        <text:list-item>
          <text:p text:style-name="P190">Le roi Alfasem mourut dix jours plus tard. L'auteur énumère la descendance d'Aminadap.</text:p>
        </text:list-item>
        <text:list-item>
          <text:p text:style-name="P190">Les rois Lambor et Brulant se font la guerre. Le roi Brulant s'enfuit vers la mer et trouve la nef de Salomon.</text:p>
        </text:list-item>
        <text:list-item>
          <text:p text:style-name="P190">Il s'empare de l'épée et tue le roi Lambor. Au moment de s'emparer du fourreau il meurt sur le coup. De grandes calamités surviendront dans le territoire de Lambor, aimé de Dieu. Le territoire prendra le nom de Terre Gaste.</text:p>
        </text:list-item>
        <text:list-item>
          <text:p text:style-name="P190">Le roi Pellehan, le fils du roi Lambor est blessé entre les cuisses lors d'une bataille et ne sera guérit qu'à la venue de Galaad.</text:p>
        </text:list-item>
      </text:list>
      <text:p text:style-name="P53"/>
      <text:p text:style-name="P53"/>
      <text:p text:style-name="P57"><text:soft-page-break/><text:span text:style-name="T29">C</text:span><text:span text:style-name="T10">élidoine roi et sa descendance</text:span></text:p>
      <text:p text:style-name="P29"/>
      <text:list xml:id="list105037978644689" text:continue-numbering="true" text:style-name="L1">
        <text:list-item>
          <text:p text:style-name="P209"><text:span text:style-name="T29">S</text:span><text:span text:style-name="T10">arracinte, Flégentine et Nascie</text:span><text:span text:style-name="T47">n meurent</text:span><text:span text:style-name="T10">. Célidoine, observant le ciel, prédit une grande famine.</text:span></text:p>
        </text:list-item>
        <text:list-item>
          <text:p text:style-name="P190">Une famine survient en Grande Bretagne. Les Saxons <text:span text:style-name="T90">sont</text:span> attirés par les grandes réserves <text:span text:style-name="T90">accumulées</text:span> grâce à la prédiction de Célidoine <text:span text:style-name="T90">et decident d'attaquer les chrétiens</text:span>. Ce dernier prédit leur arrivée.</text:p>
        </text:list-item>
        <text:list-item>
          <text:p text:style-name="P190">Célidoine envisage le pire si <text:span text:style-name="T90">le Seigneur</text:span> ne les aide <text:span text:style-name="T90">pas</text:span>.</text:p>
        </text:list-item>
        <text:list-item>
          <text:p text:style-name="P190"><text:span text:style-name="T90">Par</text:span> un stratagème de Narpus, <text:span text:style-name="T90">les chrétiens</text:span> encerclent les Saxons et les font fuir.</text:p>
        </text:list-item>
        <text:list-item>
          <text:p text:style-name="P190">Célidoine délivre son pays des Saxons. Célidoine meurt et est enterré à Camaalot. Narpus engendre Nascien.</text:p>
        </text:list-item>
        <text:list-item>
          <text:p text:style-name="P190">L'auteur énumère la descendance de Nascien.</text:p>
        </text:list-item>
        <text:list-item>
          <text:p text:style-name="P209"><text:span text:style-name="T10">Lancelot, </text:span><text:span text:style-name="T47">sixième</text:span><text:span text:style-name="T10"> descendant de </text:span><text:span text:style-name="T47">Célidoine</text:span><text:span text:style-name="T10">, </text:span><text:span text:style-name="T35">est</text:span><text:span text:style-name="T10"> un chevalier vertueux et amoureux de la femme d</text:span><text:span text:style-name="T47">u duc</text:span><text:span text:style-name="T10"> son cousin.</text:span></text:p>
        </text:list-item>
        <text:list-item>
          <text:p text:style-name="P190">Son cousin décide de se venger.</text:p>
        </text:list-item>
        <text:list-item>
          <text:p text:style-name="P209"><text:span text:style-name="T10">Au moment où Lancelot s'approche d'une fontaine pour y boire, son cousin </text:span><text:span text:style-name="T34">lui coupe la tête. Plongeant ses mains dans l'eau pour y récupérer la tête tombée, le duc se brûle car l'eau est devenue bouillante.</text:span></text:p>
        </text:list-item>
        <text:list-item>
          <text:p text:style-name="P191">Le duc revenant au château meurt sous la chute des créneaux. La fontaine continuera de bouillir jusqu'à la venue de Galaad. Lancelot est enseveli. Des gouttes de sang ruissellent de sa tombe. Ce sang a la vertu de guérir.</text:p>
        </text:list-item>
        <text:list-item>
          <text:p text:style-name="P192">Deux lions se battent devant la tombe de Lancelot. Après le combat ils guérissent de leurs blessures grâce au sang.</text:p>
        </text:list-item>
        <text:list-item>
          <text:p text:style-name="P210"><text:span text:style-name="T10">Les deux lions gardent désormais la tombe de Lancelot jusqu'</text:span><text:span text:style-name="T36">au jour</text:span><text:span text:style-name="T10"> </text:span><text:span text:style-name="T36">où</text:span><text:span text:style-name="T10"> Lancelot du Lac les tue</text:span><text:span text:style-name="T36">ra</text:span><text:span text:style-name="T10">.</text:span></text:p>
        </text:list-item>
        <text:list-item>
          <text:p text:style-name="P192">Fin de <text:span text:style-name="T91">du </text:span><text:span text:style-name="T3">roman de </text:span><text:span text:style-name="T1">Joseph d'Arimathi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9-06T10:50:35.750511957</dc:date>
    <dc:creator>Gauthier </dc:creator>
    <meta:editing-duration>PT15H8M23S</meta:editing-duration>
    <meta:editing-cycles>86</meta:editing-cycles>
    <meta:generator>LibreOffice/4.2.8.2$Linux_X86_64 LibreOffice_project/420m0$Build-2</meta:generator>
    <meta:document-statistic meta:table-count="0" meta:image-count="0" meta:object-count="0" meta:page-count="14" meta:paragraph-count="653" meta:word-count="9016" meta:character-count="51798" meta:non-whitespace-character-count="44052"/>
  </office:meta>
</office:document-meta>
</file>